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50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1929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3543in"/>
    </style:style>
    <style:style style:name="co9" style:family="table-column">
      <style:table-column-properties fo:break-before="auto" style:column-width="1.922in"/>
    </style:style>
    <style:style style:name="co10" style:family="table-column">
      <style:table-column-properties fo:break-before="auto" style:column-width="2.2866in"/>
    </style:style>
    <style:style style:name="co11" style:family="table-column">
      <style:table-column-properties fo:break-before="auto" style:column-width="1.53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1.5575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2.6516in"/>
    </style:style>
    <style:style style:name="co17" style:family="table-column">
      <style:table-column-properties fo:break-before="auto" style:column-width="1.900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ppe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terations per Second</text:p>
          </table:table-cell>
          <table:table-cell office:value-type="string" calcext:value-type="string">
            <text:p>Standard Deviation Iterations Per Second</text:p>
          </table:table-cell>
          <table:table-cell office:value-type="string" calcext:value-type="string">
            <text:p>Run Time Average</text:p>
          </table:table-cell>
          <table:table-cell office:value-type="string" calcext:value-type="string">
            <text:p>Run Time Median</text:p>
          </table:table-cell>
          <table:table-cell office:value-type="string" calcext:value-type="string">
            <text:p>Run Time Minimum</text:p>
          </table:table-cell>
          <table:table-cell office:value-type="string" calcext:value-type="string">
            <text:p>Run Time Maximum</text:p>
          </table:table-cell>
          <table:table-cell office:value-type="string" calcext:value-type="string">
            <text:p>Run Time Standard Deviation</text:p>
          </table:table-cell>
          <table:table-cell office:value-type="string" calcext:value-type="string">
            <text:p>Run Time Standard Deviation Ratio</text:p>
          </table:table-cell>
          <table:table-cell office:value-type="string" calcext:value-type="string">
            <text:p>Run Time Sample Size</text:p>
          </table:table-cell>
          <table:table-cell office:value-type="string" calcext:value-type="string">
            <text:p>Memory Usage Average</text:p>
          </table:table-cell>
          <table:table-cell office:value-type="string" calcext:value-type="string">
            <text:p>Memory Usage Median</text:p>
          </table:table-cell>
          <table:table-cell office:value-type="string" calcext:value-type="string">
            <text:p>Memory Usage Minimum</text:p>
          </table:table-cell>
          <table:table-cell office:value-type="string" calcext:value-type="string">
            <text:p>Memory Usage Maximum</text:p>
          </table:table-cell>
          <table:table-cell office:value-type="string" calcext:value-type="string">
            <text:p>Memory Usage Standard Deviation</text:p>
          </table:table-cell>
          <table:table-cell office:value-type="string" calcext:value-type="string">
            <text:p>Memory Usage Standard Deviation Ratio</text:p>
          </table:table-cell>
          <table:table-cell office:value-type="string" calcext:value-type="string">
            <text:p>Memory Usage Sample Size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32" calcext:value-type="float">
            <text:p>32</text:p>
          </table:table-cell>
          <table:table-cell office:value-type="float" office:value="21324511.4042055" calcext:value-type="float">
            <text:p>2.13E+07</text:p>
          </table:table-cell>
          <table:table-cell office:value-type="float" office:value="464432513.729279" calcext:value-type="float">
            <text:p>464432513.729279</text:p>
          </table:table-cell>
          <table:table-cell office:value-type="float" office:value="46.8943921408105" calcext:value-type="float">
            <text:p>46.894392140810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89075" calcext:value-type="float">
            <text:p>89075</text:p>
          </table:table-cell>
          <table:table-cell office:value-type="float" office:value="1021.32611664284" calcext:value-type="float">
            <text:p>1021.32611664284</text:p>
          </table:table-cell>
          <table:table-cell office:value-type="float" office:value="21.7792804217631" calcext:value-type="float">
            <text:p>21.7792804217631</text:p>
          </table:table-cell>
          <table:table-cell office:value-type="float" office:value="14658" calcext:value-type="float">
            <text:p>1465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64" calcext:value-type="float">
            <text:p>64</text:p>
          </table:table-cell>
          <table:table-cell office:value-type="float" office:value="16669471.0580484" calcext:value-type="float">
            <text:p>1.67E+07</text:p>
          </table:table-cell>
          <table:table-cell office:value-type="float" office:value="328483598.262387" calcext:value-type="float">
            <text:p>328483598.262387</text:p>
          </table:table-cell>
          <table:table-cell office:value-type="float" office:value="59.9899058894961" calcext:value-type="float">
            <text:p>59.989905889496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84381" calcext:value-type="float">
            <text:p>84381</text:p>
          </table:table-cell>
          <table:table-cell office:value-type="float" office:value="1182.14309724539" calcext:value-type="float">
            <text:p>1182.14309724539</text:p>
          </table:table-cell>
          <table:table-cell office:value-type="float" office:value="19.7057001460036" calcext:value-type="float">
            <text:p>19.7057001460036</text:p>
          </table:table-cell>
          <table:table-cell office:value-type="float" office:value="13176" calcext:value-type="float">
            <text:p>1317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28" calcext:value-type="float">
            <text:p>128</text:p>
          </table:table-cell>
          <table:table-cell office:value-type="float" office:value="24040558.5791346" calcext:value-type="float">
            <text:p>2.40E+07</text:p>
          </table:table-cell>
          <table:table-cell office:value-type="float" office:value="264585207.330387" calcext:value-type="float">
            <text:p>264585207.330387</text:p>
          </table:table-cell>
          <table:table-cell office:value-type="float" office:value="41.5963712618527" calcext:value-type="float">
            <text:p>41.59637126185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2304" calcext:value-type="float">
            <text:p>42304</text:p>
          </table:table-cell>
          <table:table-cell office:value-type="float" office:value="457.800698693468" calcext:value-type="float">
            <text:p>457.800698693468</text:p>
          </table:table-cell>
          <table:table-cell office:value-type="float" office:value="11.0057845145091" calcext:value-type="float">
            <text:p>11.0057845145091</text:p>
          </table:table-cell>
          <table:table-cell office:value-type="float" office:value="10968" calcext:value-type="float">
            <text:p>10968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56" calcext:value-type="float">
            <text:p>256</text:p>
          </table:table-cell>
          <table:table-cell office:value-type="float" office:value="20298010.7404886" calcext:value-type="float">
            <text:p>2.03E+07</text:p>
          </table:table-cell>
          <table:table-cell office:value-type="float" office:value="181971274.61372" calcext:value-type="float">
            <text:p>181971274.61372</text:p>
          </table:table-cell>
          <table:table-cell office:value-type="float" office:value="49.2659114622149" calcext:value-type="float">
            <text:p>49.265911462214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5605" calcext:value-type="float">
            <text:p>25605</text:p>
          </table:table-cell>
          <table:table-cell office:value-type="float" office:value="441.667945613183" calcext:value-type="float">
            <text:p>441.667945613183</text:p>
          </table:table-cell>
          <table:table-cell office:value-type="float" office:value="8.96498070378592" calcext:value-type="float">
            <text:p>8.96498070378592</text:p>
          </table:table-cell>
          <table:table-cell office:value-type="float" office:value="6709" calcext:value-type="float">
            <text:p>6709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512" calcext:value-type="float">
            <text:p>512</text:p>
          </table:table-cell>
          <table:table-cell office:value-type="float" office:value="18153026.91983" calcext:value-type="float">
            <text:p>1.82E+07</text:p>
          </table:table-cell>
          <table:table-cell office:value-type="float" office:value="8553710.62303309" calcext:value-type="float">
            <text:p>8553710.62303309</text:p>
          </table:table-cell>
          <table:table-cell office:value-type="float" office:value="55.0872317006054" calcext:value-type="float">
            <text:p>55.087231700605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25.9571167426753" calcext:value-type="float">
            <text:p>25.9571167426753</text:p>
          </table:table-cell>
          <table:table-cell office:value-type="float" office:value="0.471200238990954" calcext:value-type="float">
            <text:p>0.471200238990954</text:p>
          </table:table-cell>
          <table:table-cell office:value-type="float" office:value="3634" calcext:value-type="float">
            <text:p>363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024" calcext:value-type="float">
            <text:p>1024</text:p>
          </table:table-cell>
          <table:table-cell office:value-type="float" office:value="10032032.9765836" calcext:value-type="float">
            <text:p>1.00E+07</text:p>
          </table:table-cell>
          <table:table-cell office:value-type="float" office:value="76410416.7175447" calcext:value-type="float">
            <text:p>76410416.7175447</text:p>
          </table:table-cell>
          <table:table-cell office:value-type="float" office:value="99.6806930693069" calcext:value-type="float">
            <text:p>99.6806930693069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2523" calcext:value-type="float">
            <text:p>22523</text:p>
          </table:table-cell>
          <table:table-cell office:value-type="float" office:value="759.232282618873" calcext:value-type="float">
            <text:p>759.232282618873</text:p>
          </table:table-cell>
          <table:table-cell office:value-type="float" office:value="7.61664329611941" calcext:value-type="float">
            <text:p>7.61664329611941</text:p>
          </table:table-cell>
          <table:table-cell office:value-type="float" office:value="1616" calcext:value-type="float">
            <text:p>161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048" calcext:value-type="float">
            <text:p>2048</text:p>
          </table:table-cell>
          <table:table-cell office:value-type="float" office:value="12986767.1279556" calcext:value-type="float">
            <text:p>1.30E+07</text:p>
          </table:table-cell>
          <table:table-cell office:value-type="float" office:value="4722771.44548105" calcext:value-type="float">
            <text:p>4722771.44548105</text:p>
          </table:table-cell>
          <table:table-cell office:value-type="float" office:value="77.0014577259475" calcext:value-type="float">
            <text:p>77.0014577259475</text:p>
          </table:table-cell>
          <table:table-cell office:value-type="float" office:value="73" calcext:value-type="float">
            <text:p>73</text:p>
          </table:table-cell>
          <table:table-cell office:value-type="float" office:value="28" calcext:value-type="float">
            <text:p>28</text:p>
          </table:table-cell>
          <table:table-cell office:value-type="float" office:value="243" calcext:value-type="float">
            <text:p>243</text:p>
          </table:table-cell>
          <table:table-cell office:value-type="float" office:value="28.0023721242909" calcext:value-type="float">
            <text:p>28.0023721242909</text:p>
          </table:table-cell>
          <table:table-cell office:value-type="float" office:value="0.363660285808521" calcext:value-type="float">
            <text:p>0.363660285808521</text:p>
          </table:table-cell>
          <table:table-cell office:value-type="float" office:value="686" calcext:value-type="float">
            <text:p>68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4096" calcext:value-type="float">
            <text:p>4096</text:p>
          </table:table-cell>
          <table:table-cell office:value-type="float" office:value="10236389.9050137" calcext:value-type="float">
            <text:p>1.02E+07</text:p>
          </table:table-cell>
          <table:table-cell office:value-type="float" office:value="7426148.98555823" calcext:value-type="float">
            <text:p>7426148.98555823</text:p>
          </table:table-cell>
          <table:table-cell office:value-type="float" office:value="97.6906906906907" calcext:value-type="float">
            <text:p>97.6906906906907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054" calcext:value-type="float">
            <text:p>1054</text:p>
          </table:table-cell>
          <table:table-cell office:value-type="float" office:value="70.8712378390188" calcext:value-type="float">
            <text:p>70.8712378390188</text:p>
          </table:table-cell>
          <table:table-cell office:value-type="float" office:value="0.725465623571155" calcext:value-type="float">
            <text:p>0.725465623571155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8192" calcext:value-type="float">
            <text:p>8192</text:p>
          </table:table-cell>
          <table:table-cell office:value-type="float" office:value="4448865.67741579" calcext:value-type="float">
            <text:p>4.45E+06</text:p>
          </table:table-cell>
          <table:table-cell office:value-type="float" office:value="28607485.8473988" calcext:value-type="float">
            <text:p>28607485.8473988</text:p>
          </table:table-cell>
          <table:table-cell office:value-type="float" office:value="224.776397515528" calcext:value-type="float">
            <text:p>224.776397515528</text:p>
          </table:table-cell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8375" calcext:value-type="float">
            <text:p>18375</text:p>
          </table:table-cell>
          <table:table-cell office:value-type="float" office:value="1445.37688413418" calcext:value-type="float">
            <text:p>1445.37688413418</text:p>
          </table:table-cell>
          <table:table-cell office:value-type="float" office:value="6.43028761075475" calcext:value-type="float">
            <text:p>6.43028761075475</text:p>
          </table:table-cell>
          <table:table-cell office:value-type="float" office:value="161" calcext:value-type="float">
            <text:p>16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6384" calcext:value-type="float">
            <text:p>16384</text:p>
          </table:table-cell>
          <table:table-cell office:value-type="float" office:value="2634252.81300568" calcext:value-type="float">
            <text:p>2.63E+06</text:p>
          </table:table-cell>
          <table:table-cell office:value-type="float" office:value="1024361.23875529" calcext:value-type="float">
            <text:p>1024361.23875529</text:p>
          </table:table-cell>
          <table:table-cell office:value-type="float" office:value="379.614285714286" calcext:value-type="float">
            <text:p>379.614285714286</text:p>
          </table:table-cell>
          <table:table-cell office:value-type="float" office:value="333.5" calcext:value-type="float">
            <text:p>333.5</text:p>
          </table:table-cell>
          <table:table-cell office:value-type="float" office:value="177" calcext:value-type="float">
            <text:p>177</text:p>
          </table:table-cell>
          <table:table-cell office:value-type="float" office:value="876" calcext:value-type="float">
            <text:p>876</text:p>
          </table:table-cell>
          <table:table-cell office:value-type="float" office:value="147.617631095855" calcext:value-type="float">
            <text:p>147.617631095855</text:p>
          </table:table-cell>
          <table:table-cell office:value-type="float" office:value="0.388862159963491" calcext:value-type="float">
            <text:p>0.38886215996349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32768" calcext:value-type="float">
            <text:p>32768</text:p>
          </table:table-cell>
          <table:table-cell office:value-type="float" office:value="1386797.686029" calcext:value-type="float">
            <text:p>1.39E+06</text:p>
          </table:table-cell>
          <table:table-cell office:value-type="float" office:value="110840.045719826" calcext:value-type="float">
            <text:p>110840.045719826</text:p>
          </table:table-cell>
          <table:table-cell office:value-type="float" office:value="721.085714285714" calcext:value-type="float">
            <text:p>721.085714285714</text:p>
          </table:table-cell>
          <table:table-cell office:value-type="float" office:value="707" calcext:value-type="float">
            <text:p>707</text:p>
          </table:table-cell>
          <table:table-cell office:value-type="float" office:value="606" calcext:value-type="float">
            <text:p>606</text:p>
          </table:table-cell>
          <table:table-cell office:value-type="float" office:value="878" calcext:value-type="float">
            <text:p>878</text:p>
          </table:table-cell>
          <table:table-cell office:value-type="float" office:value="57.6329008510261" calcext:value-type="float">
            <text:p>57.6329008510261</text:p>
          </table:table-cell>
          <table:table-cell office:value-type="float" office:value="0.079925173539342" calcext:value-type="float">
            <text:p>0.07992517353934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65536" calcext:value-type="float">
            <text:p>65536</text:p>
          </table:table-cell>
          <table:table-cell office:value-type="float" office:value="1186474.19418628" calcext:value-type="float">
            <text:p>1.19E+06</text:p>
          </table:table-cell>
          <table:table-cell office:value-type="float" office:value="64459.1281722714" calcext:value-type="float">
            <text:p>64459.1281722714</text:p>
          </table:table-cell>
          <table:table-cell office:value-type="float" office:value="842.833333333333" calcext:value-type="float">
            <text:p>842.833333333333</text:p>
          </table:table-cell>
          <table:table-cell office:value-type="float" office:value="835" calcext:value-type="float">
            <text:p>835</text:p>
          </table:table-cell>
          <table:table-cell office:value-type="float" office:value="783" calcext:value-type="float">
            <text:p>783</text:p>
          </table:table-cell>
          <table:table-cell office:value-type="float" office:value="922" calcext:value-type="float">
            <text:p>922</text:p>
          </table:table-cell>
          <table:table-cell office:value-type="float" office:value="45.7897037520114" calcext:value-type="float">
            <text:p>45.7897037520114</text:p>
          </table:table-cell>
          <table:table-cell office:value-type="float" office:value="0.0543283018611961" calcext:value-type="float">
            <text:p>0.054328301861196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30198.91500904" calcext:value-type="float">
            <text:p>1.13E+06</text:p>
          </table:table-cell>
          <table:table-cell office:value-type="float" office:value="62898.2812753834" calcext:value-type="float">
            <text:p>62898.2812753834</text:p>
          </table:table-cell>
          <table:table-cell office:value-type="float" office:value="884.8" calcext:value-type="float">
            <text:p>884.8</text:p>
          </table:table-cell>
          <table:table-cell office:value-type="float" office:value="863" calcext:value-type="float">
            <text:p>863</text:p>
          </table:table-cell>
          <table:table-cell office:value-type="float" office:value="834" calcext:value-type="float">
            <text:p>834</text:p>
          </table:table-cell>
          <table:table-cell office:value-type="float" office:value="940" calcext:value-type="float">
            <text:p>940</text:p>
          </table:table-cell>
          <table:table-cell office:value-type="float" office:value="49.2412428762719" calcext:value-type="float">
            <text:p>49.2412428762719</text:p>
          </table:table-cell>
          <table:table-cell office:value-type="float" office:value="0.0556523992724592" calcext:value-type="float">
            <text:p>0.055652399272459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262144" calcext:value-type="float">
            <text:p>262144</text:p>
          </table:table-cell>
          <table:table-cell office:value-type="float" office:value="652528.54812398" calcext:value-type="float">
            <text:p>6.53E+05</text:p>
          </table:table-cell>
          <table:table-cell office:value-type="float" office:value="386287.533143965" calcext:value-type="float">
            <text:p>386287.533143965</text:p>
          </table:table-cell>
          <table:table-cell table:number-columns-repeated="2" office:value-type="float" office:value="1532.5" calcext:value-type="float">
            <text:p>1532.5</text:p>
          </table:table-cell>
          <table:table-cell office:value-type="float" office:value="891" calcext:value-type="float">
            <text:p>891</text:p>
          </table:table-cell>
          <table:table-cell office:value-type="float" office:value="2174" calcext:value-type="float">
            <text:p>2174</text:p>
          </table:table-cell>
          <table:table-cell office:value-type="float" office:value="907.218000262341" calcext:value-type="float">
            <text:p>907.218000262341</text:p>
          </table:table-cell>
          <table:table-cell office:value-type="float" office:value="0.591985644543126" calcext:value-type="float">
            <text:p>0.59198564454312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43781.09452736" calcext:value-type="float">
            <text:p>1.24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val | list] (list, backwards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191895.11323004" calcext:value-type="float">
            <text:p>1.19E+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32" calcext:value-type="float">
            <text:p>32</text:p>
          </table:table-cell>
          <table:table-cell office:value-type="float" office:value="4319847.97464544" calcext:value-type="float">
            <text:p>4.32E+06</text:p>
          </table:table-cell>
          <table:table-cell office:value-type="float" office:value="22660523.1293646" calcext:value-type="float">
            <text:p>22660523.1293646</text:p>
          </table:table-cell>
          <table:table-cell office:value-type="float" office:value="231.489627845544" calcext:value-type="float">
            <text:p>231.489627845544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office:value-type="float" office:value="40129" calcext:value-type="float">
            <text:p>40129</text:p>
          </table:table-cell>
          <table:table-cell office:value-type="float" office:value="1214.31960031707" calcext:value-type="float">
            <text:p>1214.31960031707</text:p>
          </table:table-cell>
          <table:table-cell office:value-type="float" office:value="5.24567606600196" calcext:value-type="float">
            <text:p>5.24567606600196</text:p>
          </table:table-cell>
          <table:table-cell office:value-type="float" office:value="12871" calcext:value-type="float">
            <text:p>12871</text:p>
          </table:table-cell>
          <table:table-cell table:number-columns-repeated="4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64" calcext:value-type="float">
            <text:p>326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64" calcext:value-type="float">
            <text:p>64</text:p>
          </table:table-cell>
          <table:table-cell office:value-type="float" office:value="3808378.35905315" calcext:value-type="float">
            <text:p>3.81E+06</text:p>
          </table:table-cell>
          <table:table-cell office:value-type="float" office:value="24203217.468551" calcext:value-type="float">
            <text:p>24203217.468551</text:p>
          </table:table-cell>
          <table:table-cell office:value-type="float" office:value="262.578952435971" calcext:value-type="float">
            <text:p>262.578952435971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52892" calcext:value-type="float">
            <text:p>52892</text:p>
          </table:table-cell>
          <table:table-cell office:value-type="float" office:value="1668.75632862597" calcext:value-type="float">
            <text:p>1668.75632862597</text:p>
          </table:table-cell>
          <table:table-cell office:value-type="float" office:value="6.35525548847212" calcext:value-type="float">
            <text:p>6.35525548847212</text:p>
          </table:table-cell>
          <table:table-cell office:value-type="float" office:value="10386" calcext:value-type="float">
            <text:p>10386</text:p>
          </table:table-cell>
          <table:table-cell table:number-columns-repeated="4"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1" calcext:value-type="float">
            <text:p>346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28" calcext:value-type="float">
            <text:p>128</text:p>
          </table:table-cell>
          <table:table-cell office:value-type="float" office:value="3448954.3307644" calcext:value-type="float">
            <text:p>3.45E+06</text:p>
          </table:table-cell>
          <table:table-cell office:value-type="float" office:value="13249918.6368691" calcext:value-type="float">
            <text:p>13249918.6368691</text:p>
          </table:table-cell>
          <table:table-cell office:value-type="float" office:value="289.942952007244" calcext:value-type="float">
            <text:p>289.942952007244</text:p>
          </table:table-cell>
          <table:table-cell office:value-type="float" office:value="202" calcext:value-type="float">
            <text:p>202</text:p>
          </table:table-cell>
          <table:table-cell office:value-type="float" office:value="164" calcext:value-type="float">
            <text:p>164</text:p>
          </table:table-cell>
          <table:table-cell office:value-type="float" office:value="31045" calcext:value-type="float">
            <text:p>31045</text:p>
          </table:table-cell>
          <table:table-cell office:value-type="float" office:value="1113.87978935" calcext:value-type="float">
            <text:p>1113.87978935</text:p>
          </table:table-cell>
          <table:table-cell office:value-type="float" office:value="3.84172052342962" calcext:value-type="float">
            <text:p>3.84172052342962</text:p>
          </table:table-cell>
          <table:table-cell office:value-type="float" office:value="6626" calcext:value-type="float">
            <text:p>6626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56" calcext:value-type="float">
            <text:p>256</text:p>
          </table:table-cell>
          <table:table-cell office:value-type="float" office:value="4240693.1332352" calcext:value-type="float">
            <text:p>4.24E+06</text:p>
          </table:table-cell>
          <table:table-cell office:value-type="float" office:value="4208077.82167818" calcext:value-type="float">
            <text:p>4208077.82167818</text:p>
          </table:table-cell>
          <table:table-cell office:value-type="float" office:value="235.810507523591" calcext:value-type="float">
            <text:p>235.810507523591</text:p>
          </table:table-cell>
          <table:table-cell office:value-type="float" office:value="221" calcext:value-type="float">
            <text:p>221</text:p>
          </table:table-cell>
          <table:table-cell office:value-type="float" office:value="170" calcext:value-type="float">
            <text:p>170</text:p>
          </table:table-cell>
          <table:table-cell office:value-type="float" office:value="12898" calcext:value-type="float">
            <text:p>12898</text:p>
          </table:table-cell>
          <table:table-cell office:value-type="float" office:value="233.996881088085" calcext:value-type="float">
            <text:p>233.996881088085</text:p>
          </table:table-cell>
          <table:table-cell office:value-type="float" office:value="0.992308966828698" calcext:value-type="float">
            <text:p>0.992308966828698</text:p>
          </table:table-cell>
          <table:table-cell office:value-type="float" office:value="3921" calcext:value-type="float">
            <text:p>3921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512" calcext:value-type="float">
            <text:p>512</text:p>
          </table:table-cell>
          <table:table-cell office:value-type="float" office:value="3337665.00239382" calcext:value-type="float">
            <text:p>3.34E+06</text:p>
          </table:table-cell>
          <table:table-cell office:value-type="float" office:value="4666306.98438365" calcext:value-type="float">
            <text:p>4666306.98438365</text:p>
          </table:table-cell>
          <table:table-cell office:value-type="float" office:value="299.610655737705" calcext:value-type="float">
            <text:p>299.610655737705</text:p>
          </table:table-cell>
          <table:table-cell office:value-type="float" office:value="232" calcext:value-type="float">
            <text:p>232</text:p>
          </table:table-cell>
          <table:table-cell office:value-type="float" office:value="181" calcext:value-type="float">
            <text:p>181</text:p>
          </table:table-cell>
          <table:table-cell office:value-type="float" office:value="13981" calcext:value-type="float">
            <text:p>13981</text:p>
          </table:table-cell>
          <table:table-cell office:value-type="float" office:value="418.878256044839" calcext:value-type="float">
            <text:p>418.878256044839</text:p>
          </table:table-cell>
          <table:table-cell office:value-type="float" office:value="1.39807529546462" calcext:value-type="float">
            <text:p>1.39807529546462</text:p>
          </table:table-cell>
          <table:table-cell office:value-type="float" office:value="1952" calcext:value-type="float">
            <text:p>1952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2802278.57405366" calcext:value-type="float">
            <text:p>2.80E+06</text:p>
          </table:table-cell>
          <table:table-cell office:value-type="float" office:value="2428584.55813774" calcext:value-type="float">
            <text:p>2428584.55813774</text:p>
          </table:table-cell>
          <table:table-cell office:value-type="float" office:value="356.852459016393" calcext:value-type="float">
            <text:p>356.852459016393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2204" calcext:value-type="float">
            <text:p>2204</text:p>
          </table:table-cell>
          <table:table-cell office:value-type="float" office:value="309.264888767658" calcext:value-type="float">
            <text:p>309.264888767658</text:p>
          </table:table-cell>
          <table:table-cell office:value-type="float" office:value="0.866646371500695" calcext:value-type="float">
            <text:p>0.866646371500695</text:p>
          </table:table-cell>
          <table:table-cell office:value-type="float" office:value="915" calcext:value-type="float">
            <text:p>915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1230874.28011824" calcext:value-type="float">
            <text:p>1.23E+06</text:p>
          </table:table-cell>
          <table:table-cell office:value-type="float" office:value="1231364.76239302" calcext:value-type="float">
            <text:p>1231364.76239302</text:p>
          </table:table-cell>
          <table:table-cell office:value-type="float" office:value="812.430656934307" calcext:value-type="float">
            <text:p>812.430656934307</text:p>
          </table:table-cell>
          <table:table-cell office:value-type="float" office:value="300" calcext:value-type="float">
            <text:p>300</text:p>
          </table:table-cell>
          <table:table-cell office:value-type="float" office:value="236" calcext:value-type="float">
            <text:p>236</text:p>
          </table:table-cell>
          <table:table-cell office:value-type="float" office:value="2656" calcext:value-type="float">
            <text:p>2656</text:p>
          </table:table-cell>
          <table:table-cell office:value-type="float" office:value="812.754396607119" calcext:value-type="float">
            <text:p>812.754396607119</text:p>
          </table:table-cell>
          <table:table-cell office:value-type="float" office:value="1.00039848283672" calcext:value-type="float">
            <text:p>1.00039848283672</text:p>
          </table:table-cell>
          <table:table-cell office:value-type="float" office:value="411" calcext:value-type="float">
            <text:p>411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2349558.14279703" calcext:value-type="float">
            <text:p>2.35E+06</text:p>
          </table:table-cell>
          <table:table-cell office:value-type="float" office:value="2944039.03277963" calcext:value-type="float">
            <text:p>2944039.03277963</text:p>
          </table:table-cell>
          <table:table-cell office:value-type="float" office:value="425.611940298507" calcext:value-type="float">
            <text:p>425.611940298507</text:p>
          </table:table-cell>
          <table:table-cell office:value-type="float" office:value="316" calcext:value-type="float">
            <text:p>316</text:p>
          </table:table-cell>
          <table:table-cell office:value-type="float" office:value="242" calcext:value-type="float">
            <text:p>242</text:p>
          </table:table-cell>
          <table:table-cell office:value-type="float" office:value="3229" calcext:value-type="float">
            <text:p>3229</text:p>
          </table:table-cell>
          <table:table-cell office:value-type="float" office:value="533.299492458709" calcext:value-type="float">
            <text:p>533.299492458709</text:p>
          </table:table-cell>
          <table:table-cell office:value-type="float" office:value="1.25301816505588" calcext:value-type="float">
            <text:p>1.25301816505588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2350411.32198135" calcext:value-type="float">
            <text:p>2.35E+06</text:p>
          </table:table-cell>
          <table:table-cell office:value-type="float" office:value="800956.052747565" calcext:value-type="float">
            <text:p>800956.052747565</text:p>
          </table:table-cell>
          <table:table-cell office:value-type="float" office:value="425.457446808511" calcext:value-type="float">
            <text:p>425.457446808511</text:p>
          </table:table-cell>
          <table:table-cell office:value-type="float" office:value="389.5" calcext:value-type="float">
            <text:p>389.5</text:p>
          </table:table-cell>
          <table:table-cell office:value-type="float" office:value="296" calcext:value-type="float">
            <text:p>296</text:p>
          </table:table-cell>
          <table:table-cell office:value-type="float" office:value="1499" calcext:value-type="float">
            <text:p>1499</text:p>
          </table:table-cell>
          <table:table-cell office:value-type="float" office:value="144.98429020523" calcext:value-type="float">
            <text:p>144.98429020523</text:p>
          </table:table-cell>
          <table:table-cell office:value-type="float" office:value="0.340772717207802" calcext:value-type="float">
            <text:p>0.340772717207802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1012555.69056298" calcext:value-type="float">
            <text:p>1.01E+06</text:p>
          </table:table-cell>
          <table:table-cell office:value-type="float" office:value="99971.5288336938" calcext:value-type="float">
            <text:p>99971.5288336938</text:p>
          </table:table-cell>
          <table:table-cell office:value-type="float" office:value="987.6" calcext:value-type="float">
            <text:p>987.6</text:p>
          </table:table-cell>
          <table:table-cell office:value-type="float" office:value="969" calcext:value-type="float">
            <text:p>969</text:p>
          </table:table-cell>
          <table:table-cell office:value-type="float" office:value="806" calcext:value-type="float">
            <text:p>806</text:p>
          </table:table-cell>
          <table:table-cell office:value-type="float" office:value="1253" calcext:value-type="float">
            <text:p>1253</text:p>
          </table:table-cell>
          <table:table-cell office:value-type="float" office:value="97.5076065408916" calcext:value-type="float">
            <text:p>97.5076065408916</text:p>
          </table:table-cell>
          <table:table-cell office:value-type="float" office:value="0.098731881876156" calcext:value-type="float">
            <text:p>0.098731881876156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897142.6008164" calcext:value-type="float">
            <text:p>8.97E+05</text:p>
          </table:table-cell>
          <table:table-cell office:value-type="float" office:value="51728.8366496372" calcext:value-type="float">
            <text:p>51728.8366496372</text:p>
          </table:table-cell>
          <table:table-cell office:value-type="float" office:value="1114.65" calcext:value-type="float">
            <text:p>1114.65</text:p>
          </table:table-cell>
          <table:table-cell office:value-type="float" office:value="1114" calcext:value-type="float">
            <text:p>1114</text:p>
          </table:table-cell>
          <table:table-cell office:value-type="float" office:value="996" calcext:value-type="float">
            <text:p>996</text:p>
          </table:table-cell>
          <table:table-cell office:value-type="float" office:value="1280" calcext:value-type="float">
            <text:p>1280</text:p>
          </table:table-cell>
          <table:table-cell office:value-type="float" office:value="64.2702149235226" calcext:value-type="float">
            <text:p>64.2702149235226</text:p>
          </table:table-cell>
          <table:table-cell office:value-type="float" office:value="0.0576595477715181" calcext:value-type="float">
            <text:p>0.0576595477715181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796733.393088338" calcext:value-type="float">
            <text:p>7.97E+05</text:p>
          </table:table-cell>
          <table:table-cell office:value-type="float" office:value="38705.3809202118" calcext:value-type="float">
            <text:p>38705.3809202118</text:p>
          </table:table-cell>
          <table:table-cell office:value-type="float" office:value="1255.125" calcext:value-type="float">
            <text:p>1255.125</text:p>
          </table:table-cell>
          <table:table-cell office:value-type="float" office:value="1257" calcext:value-type="float">
            <text:p>1257</text:p>
          </table:table-cell>
          <table:table-cell office:value-type="float" office:value="1170" calcext:value-type="float">
            <text:p>1170</text:p>
          </table:table-cell>
          <table:table-cell office:value-type="float" office:value="1339" calcext:value-type="float">
            <text:p>1339</text:p>
          </table:table-cell>
          <table:table-cell office:value-type="float" office:value="60.9740870018919" calcext:value-type="float">
            <text:p>60.9740870018919</text:p>
          </table:table-cell>
          <table:table-cell office:value-type="float" office:value="0.0485800912274809" calcext:value-type="float">
            <text:p>0.048580091227480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758006.443054766" calcext:value-type="float">
            <text:p>7.58E+05</text:p>
          </table:table-cell>
          <table:table-cell office:value-type="float" office:value="29159.7366450332" calcext:value-type="float">
            <text:p>29159.7366450332</text:p>
          </table:table-cell>
          <table:table-cell office:value-type="float" office:value="1319.25" calcext:value-type="float">
            <text:p>1319.25</text:p>
          </table:table-cell>
          <table:table-cell office:value-type="float" office:value="1314" calcext:value-type="float">
            <text:p>1314</text:p>
          </table:table-cell>
          <table:table-cell office:value-type="float" office:value="1273" calcext:value-type="float">
            <text:p>1273</text:p>
          </table:table-cell>
          <table:table-cell office:value-type="float" office:value="1376" calcext:value-type="float">
            <text:p>1376</text:p>
          </table:table-cell>
          <table:table-cell office:value-type="float" office:value="50.7502052541005" calcext:value-type="float">
            <text:p>50.7502052541005</text:p>
          </table:table-cell>
          <table:table-cell office:value-type="float" office:value="0.03846898256896" calcext:value-type="float">
            <text:p>0.038468982568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726480.203414457" calcext:value-type="float">
            <text:p>7.26E+05</text:p>
          </table:table-cell>
          <table:table-cell office:value-type="float" office:value="130244.08158592" calcext:value-type="float">
            <text:p>130244.08158592</text:p>
          </table:table-cell>
          <table:table-cell table:number-columns-repeated="2" office:value-type="float" office:value="1376.5" calcext:value-type="float">
            <text:p>1376.5</text:p>
          </table:table-cell>
          <table:table-cell office:value-type="float" office:value="1202" calcext:value-type="float">
            <text:p>1202</text:p>
          </table:table-cell>
          <table:table-cell office:value-type="float" office:value="1551" calcext:value-type="float">
            <text:p>1551</text:p>
          </table:table-cell>
          <table:table-cell office:value-type="float" office:value="246.780266634105" calcext:value-type="float">
            <text:p>246.780266634105</text:p>
          </table:table-cell>
          <table:table-cell office:value-type="float" office:value="0.179280978303019" calcext:value-type="float">
            <text:p>0.17928097830301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9630.562552477" calcext:value-type="float">
            <text:p>8.40E+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Erlang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460.189919649" calcext:value-type="float">
            <text:p>7.30E+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369" calcext:value-type="float">
            <text:p>1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32" calcext:value-type="float">
            <text:p>32</text:p>
          </table:table-cell>
          <table:table-cell office:value-type="float" office:value="392203.954660995" calcext:value-type="float">
            <text:p>3.92E+05</text:p>
          </table:table-cell>
          <table:table-cell office:value-type="float" office:value="486957.383983597" calcext:value-type="float">
            <text:p>486957.383983597</text:p>
          </table:table-cell>
          <table:table-cell office:value-type="float" office:value="2549.69382158413" calcext:value-type="float">
            <text:p>2549.69382158413</text:p>
          </table:table-cell>
          <table:table-cell office:value-type="float" office:value="2097" calcext:value-type="float">
            <text:p>2097</text:p>
          </table:table-cell>
          <table:table-cell office:value-type="float" office:value="1884" calcext:value-type="float">
            <text:p>1884</text:p>
          </table:table-cell>
          <table:table-cell office:value-type="float" office:value="55901" calcext:value-type="float">
            <text:p>55901</text:p>
          </table:table-cell>
          <table:table-cell office:value-type="float" office:value="3165.68004621709" calcext:value-type="float">
            <text:p>3165.68004621709</text:p>
          </table:table-cell>
          <table:table-cell office:value-type="float" office:value="1.24159223331775" calcext:value-type="float">
            <text:p>1.24159223331775</text:p>
          </table:table-cell>
          <table:table-cell office:value-type="float" office:value="12398" calcext:value-type="float">
            <text:p>12398</text:p>
          </table:table-cell>
          <table:table-cell table:number-columns-repeated="4"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64" calcext:value-type="float">
            <text:p>64</text:p>
          </table:table-cell>
          <table:table-cell office:value-type="float" office:value="4921377.12763169" calcext:value-type="float">
            <text:p>4.92E+06</text:p>
          </table:table-cell>
          <table:table-cell office:value-type="float" office:value="25102935.0723278" calcext:value-type="float">
            <text:p>25102935.0723278</text:p>
          </table:table-cell>
          <table:table-cell office:value-type="float" office:value="203.195157384988" calcext:value-type="float">
            <text:p>203.195157384988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37355" calcext:value-type="float">
            <text:p>37355</text:p>
          </table:table-cell>
          <table:table-cell office:value-type="float" office:value="1036.45681088079" calcext:value-type="float">
            <text:p>1036.45681088079</text:p>
          </table:table-cell>
          <table:table-cell office:value-type="float" office:value="5.10079484284678" calcext:value-type="float">
            <text:p>5.10079484284678</text:p>
          </table:table-cell>
          <table:table-cell office:value-type="float" office:value="10325" calcext:value-type="float">
            <text:p>10325</text:p>
          </table:table-cell>
          <table:table-cell table:number-columns-repeated="4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28" calcext:value-type="float">
            <text:p>128</text:p>
          </table:table-cell>
          <table:table-cell office:value-type="float" office:value="3476568.75396896" calcext:value-type="float">
            <text:p>3.48E+06</text:p>
          </table:table-cell>
          <table:table-cell office:value-type="float" office:value="16225336.2102059" calcext:value-type="float">
            <text:p>16225336.2102059</text:p>
          </table:table-cell>
          <table:table-cell office:value-type="float" office:value="287.639932004327" calcext:value-type="float">
            <text:p>287.639932004327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office:value-type="float" office:value="37706" calcext:value-type="float">
            <text:p>37706</text:p>
          </table:table-cell>
          <table:table-cell office:value-type="float" office:value="1342.43126902723" calcext:value-type="float">
            <text:p>1342.43126902723</text:p>
          </table:table-cell>
          <table:table-cell office:value-type="float" office:value="4.66705460425098" calcext:value-type="float">
            <text:p>4.66705460425098</text:p>
          </table:table-cell>
          <table:table-cell office:value-type="float" office:value="6471" calcext:value-type="float">
            <text:p>6471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56" calcext:value-type="float">
            <text:p>256</text:p>
          </table:table-cell>
          <table:table-cell office:value-type="float" office:value="3850907.22055411" calcext:value-type="float">
            <text:p>3.85E+06</text:p>
          </table:table-cell>
          <table:table-cell office:value-type="float" office:value="5959117.36668282" calcext:value-type="float">
            <text:p>5959117.36668282</text:p>
          </table:table-cell>
          <table:table-cell office:value-type="float" office:value="259.679068522484" calcext:value-type="float">
            <text:p>259.679068522484</text:p>
          </table:table-cell>
          <table:table-cell office:value-type="float" office:value="238" calcext:value-type="float">
            <text:p>238</text:p>
          </table:table-cell>
          <table:table-cell office:value-type="float" office:value="178" calcext:value-type="float">
            <text:p>178</text:p>
          </table:table-cell>
          <table:table-cell office:value-type="float" office:value="16136" calcext:value-type="float">
            <text:p>16136</text:p>
          </table:table-cell>
          <table:table-cell office:value-type="float" office:value="401.842464221635" calcext:value-type="float">
            <text:p>401.842464221635</text:p>
          </table:table-cell>
          <table:table-cell office:value-type="float" office:value="1.54745804699635" calcext:value-type="float">
            <text:p>1.54745804699635</text:p>
          </table:table-cell>
          <table:table-cell office:value-type="float" office:value="3736" calcext:value-type="float">
            <text:p>3736</text:p>
          </table:table-cell>
          <table:table-cell table:number-columns-repeated="4"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512" calcext:value-type="float">
            <text:p>512</text:p>
          </table:table-cell>
          <table:table-cell office:value-type="float" office:value="3155358.75412348" calcext:value-type="float">
            <text:p>3.16E+06</text:p>
          </table:table-cell>
          <table:table-cell office:value-type="float" office:value="9936637.04732934" calcext:value-type="float">
            <text:p>9936637.04732934</text:p>
          </table:table-cell>
          <table:table-cell office:value-type="float" office:value="316.921173762946" calcext:value-type="float">
            <text:p>316.921173762946</text:p>
          </table:table-cell>
          <table:table-cell office:value-type="float" office:value="243" calcext:value-type="float">
            <text:p>243</text:p>
          </table:table-cell>
          <table:table-cell office:value-type="float" office:value="175" calcext:value-type="float">
            <text:p>175</text:p>
          </table:table-cell>
          <table:table-cell office:value-type="float" office:value="25507" calcext:value-type="float">
            <text:p>25507</text:p>
          </table:table-cell>
          <table:table-cell office:value-type="float" office:value="998.026190264624" calcext:value-type="float">
            <text:p>998.026190264624</text:p>
          </table:table-cell>
          <table:table-cell office:value-type="float" office:value="3.14913067629599" calcext:value-type="float">
            <text:p>3.14913067629599</text:p>
          </table:table-cell>
          <table:table-cell office:value-type="float" office:value="1738" calcext:value-type="float">
            <text:p>1738</text:p>
          </table:table-cell>
          <table:table-cell table:number-columns-repeated="4"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024" calcext:value-type="float">
            <text:p>1024</text:p>
          </table:table-cell>
          <table:table-cell office:value-type="float" office:value="874865.819866149" calcext:value-type="float">
            <text:p>8.75E+05</text:p>
          </table:table-cell>
          <table:table-cell office:value-type="float" office:value="2460095.10242835" calcext:value-type="float">
            <text:p>2460095.10242835</text:p>
          </table:table-cell>
          <table:table-cell office:value-type="float" office:value="1143.03242542153" calcext:value-type="float">
            <text:p>1143.03242542153</text:p>
          </table:table-cell>
          <table:table-cell office:value-type="float" office:value="282" calcext:value-type="float">
            <text:p>282</text:p>
          </table:table-cell>
          <table:table-cell office:value-type="float" office:value="205" calcext:value-type="float">
            <text:p>205</text:p>
          </table:table-cell>
          <table:table-cell office:value-type="float" office:value="14560" calcext:value-type="float">
            <text:p>14560</text:p>
          </table:table-cell>
          <table:table-cell office:value-type="float" office:value="3214.17114241191" calcext:value-type="float">
            <text:p>3214.17114241191</text:p>
          </table:table-cell>
          <table:table-cell office:value-type="float" office:value="2.81196847169631" calcext:value-type="float">
            <text:p>2.81196847169631</text:p>
          </table:table-cell>
          <table:table-cell office:value-type="float" office:value="771" calcext:value-type="float">
            <text:p>771</text:p>
          </table:table-cell>
          <table:table-cell table:number-columns-repeated="4"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048" calcext:value-type="float">
            <text:p>2048</text:p>
          </table:table-cell>
          <table:table-cell office:value-type="float" office:value="1958556.93525011" calcext:value-type="float">
            <text:p>1.96E+06</text:p>
          </table:table-cell>
          <table:table-cell office:value-type="float" office:value="7106200.48562073" calcext:value-type="float">
            <text:p>7106200.48562073</text:p>
          </table:table-cell>
          <table:table-cell office:value-type="float" office:value="510.58" calcext:value-type="float">
            <text:p>510.58</text:p>
          </table:table-cell>
          <table:table-cell office:value-type="float" office:value="310" calcext:value-type="float">
            <text:p>310</text:p>
          </table:table-cell>
          <table:table-cell office:value-type="float" office:value="231" calcext:value-type="float">
            <text:p>231</text:p>
          </table:table-cell>
          <table:table-cell office:value-type="float" office:value="18352" calcext:value-type="float">
            <text:p>18352</text:p>
          </table:table-cell>
          <table:table-cell office:value-type="float" office:value="1852.52916504309" calcext:value-type="float">
            <text:p>1852.52916504309</text:p>
          </table:table-cell>
          <table:table-cell office:value-type="float" office:value="3.62828384394823" calcext:value-type="float">
            <text:p>3.62828384394823</text:p>
          </table:table-cell>
          <table:table-cell office:value-type="float" office:value="350" calcext:value-type="float">
            <text:p>350</text:p>
          </table:table-cell>
          <table:table-cell table:number-columns-repeated="4"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4096" calcext:value-type="float">
            <text:p>4096</text:p>
          </table:table-cell>
          <table:table-cell office:value-type="float" office:value="523349.194222706" calcext:value-type="float">
            <text:p>5.23E+05</text:p>
          </table:table-cell>
          <table:table-cell office:value-type="float" office:value="2246909.73296317" calcext:value-type="float">
            <text:p>2246909.73296317</text:p>
          </table:table-cell>
          <table:table-cell office:value-type="float" office:value="1910.77011494253" calcext:value-type="float">
            <text:p>1910.77011494253</text:p>
          </table:table-cell>
          <table:table-cell office:value-type="float" office:value="350.5" calcext:value-type="float">
            <text:p>350.5</text:p>
          </table:table-cell>
          <table:table-cell office:value-type="float" office:value="272" calcext:value-type="float">
            <text:p>272</text:p>
          </table:table-cell>
          <table:table-cell office:value-type="float" office:value="47219" calcext:value-type="float">
            <text:p>47219</text:p>
          </table:table-cell>
          <table:table-cell office:value-type="float" office:value="8203.56277627617" calcext:value-type="float">
            <text:p>8203.56277627617</text:p>
          </table:table-cell>
          <table:table-cell office:value-type="float" office:value="4.29332796871952" calcext:value-type="float">
            <text:p>4.29332796871952</text:p>
          </table:table-cell>
          <table:table-cell office:value-type="float" office:value="174" calcext:value-type="float">
            <text:p>174</text:p>
          </table:table-cell>
          <table:table-cell table:number-columns-repeated="4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8192" calcext:value-type="float">
            <text:p>8192</text:p>
          </table:table-cell>
          <table:table-cell office:value-type="float" office:value="1834073.000634" calcext:value-type="float">
            <text:p>1.83E+06</text:p>
          </table:table-cell>
          <table:table-cell office:value-type="float" office:value="824074.740565212" calcext:value-type="float">
            <text:p>824074.740565212</text:p>
          </table:table-cell>
          <table:table-cell office:value-type="float" office:value="545.234567901235" calcext:value-type="float">
            <text:p>545.234567901235</text:p>
          </table:table-cell>
          <table:table-cell office:value-type="float" office:value="505" calcext:value-type="float">
            <text:p>505</text:p>
          </table:table-cell>
          <table:table-cell office:value-type="float" office:value="391" calcext:value-type="float">
            <text:p>391</text:p>
          </table:table-cell>
          <table:table-cell office:value-type="float" office:value="2565" calcext:value-type="float">
            <text:p>2565</text:p>
          </table:table-cell>
          <table:table-cell office:value-type="float" office:value="244.981543774472" calcext:value-type="float">
            <text:p>244.981543774472</text:p>
          </table:table-cell>
          <table:table-cell office:value-type="float" office:value="0.449314035090395" calcext:value-type="float">
            <text:p>0.449314035090395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6384" calcext:value-type="float">
            <text:p>16384</text:p>
          </table:table-cell>
          <table:table-cell office:value-type="float" office:value="879529.577323215" calcext:value-type="float">
            <text:p>8.80E+05</text:p>
          </table:table-cell>
          <table:table-cell office:value-type="float" office:value="115858.464808599" calcext:value-type="float">
            <text:p>115858.464808599</text:p>
          </table:table-cell>
          <table:table-cell office:value-type="float" office:value="1136.97142857143" calcext:value-type="float">
            <text:p>1136.97142857143</text:p>
          </table:table-cell>
          <table:table-cell office:value-type="float" office:value="1106" calcext:value-type="float">
            <text:p>1106</text:p>
          </table:table-cell>
          <table:table-cell office:value-type="float" office:value="915" calcext:value-type="float">
            <text:p>915</text:p>
          </table:table-cell>
          <table:table-cell office:value-type="float" office:value="1541" calcext:value-type="float">
            <text:p>1541</text:p>
          </table:table-cell>
          <table:table-cell office:value-type="float" office:value="149.770704296756" calcext:value-type="float">
            <text:p>149.770704296756</text:p>
          </table:table-cell>
          <table:table-cell office:value-type="float" office:value="0.131727764245526" calcext:value-type="float">
            <text:p>0.131727764245526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32768" calcext:value-type="float">
            <text:p>32768</text:p>
          </table:table-cell>
          <table:table-cell office:value-type="float" office:value="852636.066505613" calcext:value-type="float">
            <text:p>8.53E+05</text:p>
          </table:table-cell>
          <table:table-cell office:value-type="float" office:value="69580.410761812" calcext:value-type="float">
            <text:p>69580.410761812</text:p>
          </table:table-cell>
          <table:table-cell office:value-type="float" office:value="1172.83333333333" calcext:value-type="float">
            <text:p>1172.83333333333</text:p>
          </table:table-cell>
          <table:table-cell office:value-type="float" office:value="1155" calcext:value-type="float">
            <text:p>1155</text:p>
          </table:table-cell>
          <table:table-cell office:value-type="float" office:value="1048" calcext:value-type="float">
            <text:p>1048</text:p>
          </table:table-cell>
          <table:table-cell office:value-type="float" office:value="1469" calcext:value-type="float">
            <text:p>1469</text:p>
          </table:table-cell>
          <table:table-cell office:value-type="float" office:value="95.7105009912705" calcext:value-type="float">
            <text:p>95.7105009912705</text:p>
          </table:table-cell>
          <table:table-cell office:value-type="float" office:value="0.0816062250884785" calcext:value-type="float">
            <text:p>0.0816062250884785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65536" calcext:value-type="float">
            <text:p>65536</text:p>
          </table:table-cell>
          <table:table-cell office:value-type="float" office:value="693687.444257259" calcext:value-type="float">
            <text:p>6.94E+05</text:p>
          </table:table-cell>
          <table:table-cell office:value-type="float" office:value="97753.9078730049" calcext:value-type="float">
            <text:p>97753.9078730049</text:p>
          </table:table-cell>
          <table:table-cell office:value-type="float" office:value="1441.57142857143" calcext:value-type="float">
            <text:p>1441.57142857143</text:p>
          </table:table-cell>
          <table:table-cell office:value-type="float" office:value="1405" calcext:value-type="float">
            <text:p>1405</text:p>
          </table:table-cell>
          <table:table-cell office:value-type="float" office:value="1232" calcext:value-type="float">
            <text:p>1232</text:p>
          </table:table-cell>
          <table:table-cell office:value-type="float" office:value="1754" calcext:value-type="float">
            <text:p>1754</text:p>
          </table:table-cell>
          <table:table-cell office:value-type="float" office:value="203.145151015111" calcext:value-type="float">
            <text:p>203.145151015111</text:p>
          </table:table-cell>
          <table:table-cell office:value-type="float" office:value="0.140919240620927" calcext:value-type="float">
            <text:p>0.14091924062092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2201.199815413" calcext:value-type="float">
            <text:p>6.92E+05</text:p>
          </table:table-cell>
          <table:table-cell office:value-type="float" office:value="55527.4962357518" calcext:value-type="float">
            <text:p>55527.4962357518</text:p>
          </table:table-cell>
          <table:table-cell office:value-type="float" office:value="1444.66666666667" calcext:value-type="float">
            <text:p>1444.66666666667</text:p>
          </table:table-cell>
          <table:table-cell office:value-type="float" office:value="1485" calcext:value-type="float">
            <text:p>1485</text:p>
          </table:table-cell>
          <table:table-cell office:value-type="float" office:value="1314" calcext:value-type="float">
            <text:p>1314</text:p>
          </table:table-cell>
          <table:table-cell office:value-type="float" office:value="1535" calcext:value-type="float">
            <text:p>1535</text:p>
          </table:table-cell>
          <table:table-cell office:value-type="float" office:value="115.889315009337" calcext:value-type="float">
            <text:p>115.889315009337</text:p>
          </table:table-cell>
          <table:table-cell office:value-type="float" office:value="0.0802187228952494" calcext:value-type="float">
            <text:p>0.080218722895249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262144" calcext:value-type="float">
            <text:p>262144</text:p>
          </table:table-cell>
          <table:table-cell office:value-type="float" office:value="696864.111498258" calcext:value-type="float">
            <text:p>6.97E+05</text:p>
          </table:table-cell>
          <table:table-cell office:value-type="float" office:value="46013.5772822287" calcext:value-type="float">
            <text:p>46013.5772822287</text:p>
          </table:table-cell>
          <table:table-cell table:number-columns-repeated="2" office:value-type="float" office:value="1435" calcext:value-type="float">
            <text:p>1435</text:p>
          </table:table-cell>
          <table:table-cell office:value-type="float" office:value="1368" calcext:value-type="float">
            <text:p>1368</text:p>
          </table:table-cell>
          <table:table-cell office:value-type="float" office:value="1502" calcext:value-type="float">
            <text:p>1502</text:p>
          </table:table-cell>
          <table:table-cell office:value-type="float" office:value="94.7523086789974" calcext:value-type="float">
            <text:p>94.7523086789974</text:p>
          </table:table-cell>
          <table:table-cell office:value-type="float" office:value="0.0660294833999982" calcext:value-type="float">
            <text:p>0.06602948339999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4933.058702369" calcext:value-type="float">
            <text:p>5.15E+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942" calcext:value-type="float">
            <text:p>1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ays.append/2 (MapArray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62534.690101758" calcext:value-type="float">
            <text:p>4.63E+0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162" calcext:value-type="float">
            <text:p>2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32" calcext:value-type="float">
            <text:p>32</text:p>
          </table:table-cell>
          <table:table-cell office:value-type="float" office:value="2572230.403237" calcext:value-type="float">
            <text:p>2.57E+06</text:p>
          </table:table-cell>
          <table:table-cell office:value-type="float" office:value="22904660.2519987" calcext:value-type="float">
            <text:p>22904660.2519987</text:p>
          </table:table-cell>
          <table:table-cell office:value-type="float" office:value="388.767662003202" calcext:value-type="float">
            <text:p>388.767662003202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office:value-type="float" office:value="91290" calcext:value-type="float">
            <text:p>91290</text:p>
          </table:table-cell>
          <table:table-cell office:value-type="float" office:value="3461.81710780702" calcext:value-type="float">
            <text:p>3461.81710780702</text:p>
          </table:table-cell>
          <table:table-cell office:value-type="float" office:value="8.90459121514719" calcext:value-type="float">
            <text:p>8.90459121514719</text:p>
          </table:table-cell>
          <table:table-cell office:value-type="float" office:value="14367" calcext:value-type="float">
            <text:p>14367</text:p>
          </table:table-cell>
          <table:table-cell table:number-columns-repeated="4"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64" calcext:value-type="float">
            <text:p>64</text:p>
          </table:table-cell>
          <table:table-cell office:value-type="float" office:value="1969565.75226758" calcext:value-type="float">
            <text:p>1.97E+06</text:p>
          </table:table-cell>
          <table:table-cell office:value-type="float" office:value="10112260.1451185" calcext:value-type="float">
            <text:p>10112260.1451185</text:p>
          </table:table-cell>
          <table:table-cell office:value-type="float" office:value="507.726131432114" calcext:value-type="float">
            <text:p>507.726131432114</text:p>
          </table:table-cell>
          <table:table-cell office:value-type="float" office:value="212" calcext:value-type="float">
            <text:p>212</text:p>
          </table:table-cell>
          <table:table-cell office:value-type="float" office:value="99" calcext:value-type="float">
            <text:p>99</text:p>
          </table:table-cell>
          <table:table-cell office:value-type="float" office:value="57971" calcext:value-type="float">
            <text:p>57971</text:p>
          </table:table-cell>
          <table:table-cell office:value-type="float" office:value="2606.79731946245" calcext:value-type="float">
            <text:p>2606.79731946245</text:p>
          </table:table-cell>
          <table:table-cell office:value-type="float" office:value="5.13425872351618" calcext:value-type="float">
            <text:p>5.13425872351618</text:p>
          </table:table-cell>
          <table:table-cell office:value-type="float" office:value="12904" calcext:value-type="float">
            <text:p>12904</text:p>
          </table:table-cell>
          <table:table-cell table:number-columns-repeated="4"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3" calcext:value-type="float">
            <text:p>2953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28" calcext:value-type="float">
            <text:p>128</text:p>
          </table:table-cell>
          <table:table-cell office:value-type="float" office:value="1095084.33784633" calcext:value-type="float">
            <text:p>1.10E+06</text:p>
          </table:table-cell>
          <table:table-cell office:value-type="float" office:value="4244099.73365266" calcext:value-type="float">
            <text:p>4244099.73365266</text:p>
          </table:table-cell>
          <table:table-cell office:value-type="float" office:value="913.171675860757" calcext:value-type="float">
            <text:p>913.171675860757</text:p>
          </table:table-cell>
          <table:table-cell office:value-type="float" office:value="390" calcext:value-type="float">
            <text:p>390</text:p>
          </table:table-cell>
          <table:table-cell office:value-type="float" office:value="255" calcext:value-type="float">
            <text:p>255</text:p>
          </table:table-cell>
          <table:table-cell office:value-type="float" office:value="71136" calcext:value-type="float">
            <text:p>71136</text:p>
          </table:table-cell>
          <table:table-cell office:value-type="float" office:value="3539.08053686697" calcext:value-type="float">
            <text:p>3539.08053686697</text:p>
          </table:table-cell>
          <table:table-cell office:value-type="float" office:value="3.87559166629979" calcext:value-type="float">
            <text:p>3.87559166629979</text:p>
          </table:table-cell>
          <table:table-cell office:value-type="float" office:value="10514" calcext:value-type="float">
            <text:p>10514</text:p>
          </table:table-cell>
          <table:table-cell table:number-columns-repeated="4"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56" calcext:value-type="float">
            <text:p>256</text:p>
          </table:table-cell>
          <table:table-cell office:value-type="float" office:value="581700.132918348" calcext:value-type="float">
            <text:p>5.82E+05</text:p>
          </table:table-cell>
          <table:table-cell office:value-type="float" office:value="1514059.03442477" calcext:value-type="float">
            <text:p>1514059.03442477</text:p>
          </table:table-cell>
          <table:table-cell office:value-type="float" office:value="1719.09879920961" calcext:value-type="float">
            <text:p>1719.09879920961</text:p>
          </table:table-cell>
          <table:table-cell office:value-type="float" office:value="750" calcext:value-type="float">
            <text:p>750</text:p>
          </table:table-cell>
          <table:table-cell office:value-type="float" office:value="602" calcext:value-type="float">
            <text:p>602</text:p>
          </table:table-cell>
          <table:table-cell office:value-type="float" office:value="63637" calcext:value-type="float">
            <text:p>63637</text:p>
          </table:table-cell>
          <table:table-cell office:value-type="float" office:value="4474.49969618182" calcext:value-type="float">
            <text:p>4474.49969618182</text:p>
          </table:table-cell>
          <table:table-cell office:value-type="float" office:value="2.60281706801207" calcext:value-type="float">
            <text:p>2.60281706801207</text:p>
          </table:table-cell>
          <table:table-cell office:value-type="float" office:value="6579" calcext:value-type="float">
            <text:p>6579</text:p>
          </table:table-cell>
          <table:table-cell table:number-columns-repeated="4"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9" calcext:value-type="float">
            <text:p>3509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512" calcext:value-type="float">
            <text:p>512</text:p>
          </table:table-cell>
          <table:table-cell office:value-type="float" office:value="477571.20008495" calcext:value-type="float">
            <text:p>4.78E+05</text:p>
          </table:table-cell>
          <table:table-cell office:value-type="float" office:value="470887.168764177" calcext:value-type="float">
            <text:p>470887.168764177</text:p>
          </table:table-cell>
          <table:table-cell office:value-type="float" office:value="2093.92861173815" calcext:value-type="float">
            <text:p>2093.92861173815</text:p>
          </table:table-cell>
          <table:table-cell office:value-type="float" office:value="1475" calcext:value-type="float">
            <text:p>1475</text:p>
          </table:table-cell>
          <table:table-cell office:value-type="float" office:value="1409" calcext:value-type="float">
            <text:p>1409</text:p>
          </table:table-cell>
          <table:table-cell office:value-type="float" office:value="31500" calcext:value-type="float">
            <text:p>31500</text:p>
          </table:table-cell>
          <table:table-cell office:value-type="float" office:value="2064.62222889548" calcext:value-type="float">
            <text:p>2064.62222889548</text:p>
          </table:table-cell>
          <table:table-cell office:value-type="float" office:value="0.98600411557568" calcext:value-type="float">
            <text:p>0.98600411557568</text:p>
          </table:table-cell>
          <table:table-cell office:value-type="float" office:value="3544" calcext:value-type="float">
            <text:p>3544</text:p>
          </table:table-cell>
          <table:table-cell table:number-columns-repeated="4" office:value-type="float" office:value="4192" calcext:value-type="float">
            <text:p>4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024" calcext:value-type="float">
            <text:p>1024</text:p>
          </table:table-cell>
          <table:table-cell office:value-type="float" office:value="134602.172841559" calcext:value-type="float">
            <text:p>1.35E+05</text:p>
          </table:table-cell>
          <table:table-cell office:value-type="float" office:value="134143.456179423" calcext:value-type="float">
            <text:p>134143.456179423</text:p>
          </table:table-cell>
          <table:table-cell office:value-type="float" office:value="7429.30057434588" calcext:value-type="float">
            <text:p>7429.30057434588</text:p>
          </table:table-cell>
          <table:table-cell office:value-type="float" office:value="2943" calcext:value-type="float">
            <text:p>2943</text:p>
          </table:table-cell>
          <table:table-cell office:value-type="float" office:value="2815" calcext:value-type="float">
            <text:p>2815</text:p>
          </table:table-cell>
          <table:table-cell office:value-type="float" office:value="55916" calcext:value-type="float">
            <text:p>55916</text:p>
          </table:table-cell>
          <table:table-cell office:value-type="float" office:value="7403.98193431558" calcext:value-type="float">
            <text:p>7403.98193431558</text:p>
          </table:table-cell>
          <table:table-cell office:value-type="float" office:value="0.996592056038528" calcext:value-type="float">
            <text:p>0.996592056038528</text:p>
          </table:table-cell>
          <table:table-cell office:value-type="float" office:value="1567" calcext:value-type="float">
            <text:p>1567</text:p>
          </table:table-cell>
          <table:table-cell table:number-columns-repeated="4" office:value-type="float" office:value="3904" calcext:value-type="float">
            <text:p>3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048" calcext:value-type="float">
            <text:p>2048</text:p>
          </table:table-cell>
          <table:table-cell office:value-type="float" office:value="68937.0623086407" calcext:value-type="float">
            <text:p>6.89E+04</text:p>
          </table:table-cell>
          <table:table-cell office:value-type="float" office:value="55173.1942853599" calcext:value-type="float">
            <text:p>55173.1942853599</text:p>
          </table:table-cell>
          <table:table-cell office:value-type="float" office:value="14505.9851190476" calcext:value-type="float">
            <text:p>14505.9851190476</text:p>
          </table:table-cell>
          <table:table-cell office:value-type="float" office:value="5845.5" calcext:value-type="float">
            <text:p>5845.5</text:p>
          </table:table-cell>
          <table:table-cell office:value-type="float" office:value="5649" calcext:value-type="float">
            <text:p>5649</text:p>
          </table:table-cell>
          <table:table-cell office:value-type="float" office:value="88660" calcext:value-type="float">
            <text:p>88660</text:p>
          </table:table-cell>
          <table:table-cell office:value-type="float" office:value="11609.7424008368" calcext:value-type="float">
            <text:p>11609.7424008368</text:p>
          </table:table-cell>
          <table:table-cell office:value-type="float" office:value="0.800341535273753" calcext:value-type="float">
            <text:p>0.800341535273753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4096" calcext:value-type="float">
            <text:p>4096</text:p>
          </table:table-cell>
          <table:table-cell office:value-type="float" office:value="32549.2861290566" calcext:value-type="float">
            <text:p>3.25E+04</text:p>
          </table:table-cell>
          <table:table-cell office:value-type="float" office:value="18313.5618616303" calcext:value-type="float">
            <text:p>18313.5618616303</text:p>
          </table:table-cell>
          <table:table-cell office:value-type="float" office:value="30722.64" calcext:value-type="float">
            <text:p>30722.64</text:p>
          </table:table-cell>
          <table:table-cell office:value-type="float" office:value="24342" calcext:value-type="float">
            <text:p>24342</text:p>
          </table:table-cell>
          <table:table-cell office:value-type="float" office:value="11349" calcext:value-type="float">
            <text:p>11349</text:p>
          </table:table-cell>
          <table:table-cell office:value-type="float" office:value="98742" calcext:value-type="float">
            <text:p>98742</text:p>
          </table:table-cell>
          <table:table-cell office:value-type="float" office:value="17285.8159150326" calcext:value-type="float">
            <text:p>17285.8159150326</text:p>
          </table:table-cell>
          <table:table-cell office:value-type="float" office:value="0.562640968192597" calcext:value-type="float">
            <text:p>0.562640968192597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21728" calcext:value-type="float">
            <text:p>21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8192" calcext:value-type="float">
            <text:p>8192</text:p>
          </table:table-cell>
          <table:table-cell office:value-type="float" office:value="15044.2555043529" calcext:value-type="float">
            <text:p>1.50E+04</text:p>
          </table:table-cell>
          <table:table-cell office:value-type="float" office:value="9934.18846410301" calcext:value-type="float">
            <text:p>9934.18846410301</text:p>
          </table:table-cell>
          <table:table-cell office:value-type="float" office:value="66470.5541401274" calcext:value-type="float">
            <text:p>66470.5541401274</text:p>
          </table:table-cell>
          <table:table-cell office:value-type="float" office:value="26440" calcext:value-type="float">
            <text:p>26440</text:p>
          </table:table-cell>
          <table:table-cell office:value-type="float" office:value="22908" calcext:value-type="float">
            <text:p>22908</text:p>
          </table:table-cell>
          <table:table-cell office:value-type="float" office:value="154997" calcext:value-type="float">
            <text:p>154997</text:p>
          </table:table-cell>
          <table:table-cell office:value-type="float" office:value="43892.5682929493" calcext:value-type="float">
            <text:p>43892.5682929493</text:p>
          </table:table-cell>
          <table:table-cell office:value-type="float" office:value="0.660331012141388" calcext:value-type="float">
            <text:p>0.660331012141388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10384" calcext:value-type="float">
            <text:p>10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6384" calcext:value-type="float">
            <text:p>16384</text:p>
          </table:table-cell>
          <table:table-cell office:value-type="float" office:value="5113.72549491463" calcext:value-type="float">
            <text:p>5.11E+03</text:p>
          </table:table-cell>
          <table:table-cell office:value-type="float" office:value="3647.37511746999" calcext:value-type="float">
            <text:p>3647.37511746999</text:p>
          </table:table-cell>
          <table:table-cell office:value-type="float" office:value="195552.147058824" calcext:value-type="float">
            <text:p>195552.147058824</text:p>
          </table:table-cell>
          <table:table-cell office:value-type="float" office:value="308527.5" calcext:value-type="float">
            <text:p>308527.5</text:p>
          </table:table-cell>
          <table:table-cell office:value-type="float" office:value="46164" calcext:value-type="float">
            <text:p>46164</text:p>
          </table:table-cell>
          <table:table-cell office:value-type="float" office:value="401179" calcext:value-type="float">
            <text:p>401179</text:p>
          </table:table-cell>
          <table:table-cell office:value-type="float" office:value="139477.966906805" calcext:value-type="float">
            <text:p>139477.966906805</text:p>
          </table:table-cell>
          <table:table-cell office:value-type="float" office:value="0.713252035350185" calcext:value-type="float">
            <text:p>0.713252035350185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108832" calcext:value-type="float">
            <text:p>108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32768" calcext:value-type="float">
            <text:p>32768</text:p>
          </table:table-cell>
          <table:table-cell office:value-type="float" office:value="2796.07062264341" calcext:value-type="float">
            <text:p>2.80E+03</text:p>
          </table:table-cell>
          <table:table-cell office:value-type="float" office:value="1926.79104459777" calcext:value-type="float">
            <text:p>1926.79104459777</text:p>
          </table:table-cell>
          <table:table-cell office:value-type="float" office:value="357644.757575758" calcext:value-type="float">
            <text:p>357644.757575758</text:p>
          </table:table-cell>
          <table:table-cell office:value-type="float" office:value="429914" calcext:value-type="float">
            <text:p>429914</text:p>
          </table:table-cell>
          <table:table-cell office:value-type="float" office:value="91830" calcext:value-type="float">
            <text:p>91830</text:p>
          </table:table-cell>
          <table:table-cell office:value-type="float" office:value="657264" calcext:value-type="float">
            <text:p>657264</text:p>
          </table:table-cell>
          <table:table-cell office:value-type="float" office:value="246455.404403493" calcext:value-type="float">
            <text:p>246455.404403493</text:p>
          </table:table-cell>
          <table:table-cell office:value-type="float" office:value="0.689106716044309" calcext:value-type="float">
            <text:p>0.68910671604430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76224" calcext:value-type="float">
            <text:p>76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65536" calcext:value-type="float">
            <text:p>65536</text:p>
          </table:table-cell>
          <table:table-cell office:value-type="float" office:value="2668.21007796287" calcext:value-type="float">
            <text:p>2.67E+03</text:p>
          </table:table-cell>
          <table:table-cell office:value-type="float" office:value="1743.79309160337" calcext:value-type="float">
            <text:p>1743.79309160337</text:p>
          </table:table-cell>
          <table:table-cell office:value-type="float" office:value="374783.083333333" calcext:value-type="float">
            <text:p>374783.083333333</text:p>
          </table:table-cell>
          <table:table-cell office:value-type="float" office:value="248663.5" calcext:value-type="float">
            <text:p>248663.5</text:p>
          </table:table-cell>
          <table:table-cell office:value-type="float" office:value="232638" calcext:value-type="float">
            <text:p>232638</text:p>
          </table:table-cell>
          <table:table-cell office:value-type="float" office:value="908477" calcext:value-type="float">
            <text:p>908477</text:p>
          </table:table-cell>
          <table:table-cell office:value-type="float" office:value="244937.292218551" calcext:value-type="float">
            <text:p>244937.292218551</text:p>
          </table:table-cell>
          <table:table-cell office:value-type="float" office:value="0.653544151566477" calcext:value-type="float">
            <text:p>0.65354415156647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524224" calcext:value-type="float">
            <text:p>5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96.36860789692" calcext:value-type="float">
            <text:p>1.10E+03</text:p>
          </table:table-cell>
          <table:table-cell office:value-type="float" office:value="951.014354526287" calcext:value-type="float">
            <text:p>951.014354526287</text:p>
          </table:table-cell>
          <table:table-cell office:value-type="float" office:value="912102" calcext:value-type="float">
            <text:p>912102</text:p>
          </table:table-cell>
          <table:table-cell office:value-type="float" office:value="557252" calcext:value-type="float">
            <text:p>557252</text:p>
          </table:table-cell>
          <table:table-cell office:value-type="float" office:value="533292" calcext:value-type="float">
            <text:p>533292</text:p>
          </table:table-cell>
          <table:table-cell office:value-type="float" office:value="2326994" calcext:value-type="float">
            <text:p>2326994</text:p>
          </table:table-cell>
          <table:table-cell office:value-type="float" office:value="791177.427504097" calcext:value-type="float">
            <text:p>791177.427504097</text:p>
          </table:table-cell>
          <table:table-cell office:value-type="float" office:value="0.867422094792136" calcext:value-type="float">
            <text:p>0.86742209479213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47952" calcext:value-type="float">
            <text:p>447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2.542408279019" calcext:value-type="float">
            <text:p>3.23E+02</text:p>
          </table:table-cell>
          <table:table-cell office:value-type="float" office:value="3.50534420708904" calcext:value-type="float">
            <text:p>3.50534420708904</text:p>
          </table:table-cell>
          <table:table-cell table:number-columns-repeated="2" office:value-type="float" office:value="3100367.5" calcext:value-type="float">
            <text:p>3100367.5</text:p>
          </table:table-cell>
          <table:table-cell office:value-type="float" office:value="3076542" calcext:value-type="float">
            <text:p>3076542</text:p>
          </table:table-cell>
          <table:table-cell office:value-type="float" office:value="3124193" calcext:value-type="float">
            <text:p>3124193</text:p>
          </table:table-cell>
          <table:table-cell office:value-type="float" office:value="33694.3452303202" calcext:value-type="float">
            <text:p>33694.3452303202</text:p>
          </table:table-cell>
          <table:table-cell office:value-type="float" office:value="0.0108678552559721" calcext:value-type="float">
            <text:p>0.010867855255972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469504" calcext:value-type="float">
            <text:p>246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6.682176161957" calcext:value-type="float">
            <text:p>4.37E+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289995" calcext:value-type="float">
            <text:p>228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207456" calcext:value-type="float">
            <text:p>120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t ++ [val] (list)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95.643297661691" calcext:value-type="float">
            <text:p>1.96E+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111343" calcext:value-type="float">
            <text:p>511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121584" calcext:value-type="float">
            <text:p>3121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1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Graph" table:style-name="ta1">
        <table:shapes>
          <draw:frame draw:z-index="0" draw:style-name="gr1" draw:text-style-name="P1" svg:width="6.2988in" svg:height="3.5429in" svg:x="7.9748in" svg:y="0in">
            <draw:object draw:notify-on-update-of-ranges="append.B2:append.B17 append.A2:append.A2 append.C2:append.C17 append.B34:append.B49 append.A34:append.A34 append.C34:append.C49 append.B18:append.B33 append.A18:append.A18 append.C18:append.C33 append.B50:append.B65 append.A50:append.A50 append.C50:append.C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9787in" svg:y="3.7339in">
            <draw:object draw:notify-on-update-of-ranges="append.B34:append.B49 append.A34:append.A34 append.C34:append.C49 append.B18:append.B33 append.A18:append.A18 append.C18:append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0.0004in">
            <draw:object draw:notify-on-update-of-ranges="append.B2:append.B17 append.A2:append.A2 append.C2:append.C17 append.B34:append.B49 append.A34:append.A34 append.C34:append.C49 append.B18:append.B33 append.A18:append.A18 append.C18:append.C33 append.B50:append.B65 append.A50:append.A50 append.C50:append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5" table:default-cell-style-name="Default"/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</table:table>
      <table:named-expressions/>
      <table:database-ranges>
        <table:database-range table:name="__Anonymous_Sheet_DB__0" table:target-range-address="append.A2:append.R6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0:51:01.8449652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07T10:52:02.928777144</dc:date>
    <meta:editing-duration>PT29M10S</meta:editing-duration>
    <meta:editing-cycles>10</meta:editing-cycles>
    <meta:document-statistic meta:table-count="2" meta:cell-count="117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454cm" style:legend-expansion="high" chart:style-name="ch3"/>
        <chart:plot-area chart:style-name="ch4" table:cell-range-address="append.B2:append.C17 append.A2:append.A2 append.A34:append.A34 append.C18:append.C65 append.A18:append.A18 append.A50:append.A50" chart:data-source-has-labels="row" svg:x="1.331cm" svg:y="1.275cm" svg:width="8.375cm" svg:height="6.564cm">
          <chart:coordinate-region svg:x="3.064cm" svg:y="1.475cm" svg:width="6.642cm" svg:height="5.717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2:append.C17" chart:label-cell-address="append.A2:append.A2" chart:class="chart:scatter">
            <chart:domain table:cell-range-address="append.B2:append.B17"/>
            <chart:data-point chart:repeated="16"/>
          </chart:series>
          <chart:series chart:style-name="ch11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2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series chart:style-name="ch13" chart:values-cell-range-address="append.C50:append.C65" chart:label-cell-address="append.A50:append.A50" chart:class="chart:scatter">
            <chart:domain table:cell-range-address="append.B50:append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[val | list] (list, backwards)</text:p>
                <draw:g>
                  <svg:desc>append.A2:appen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 ++ [val] (list)</text:p>
                <draw:g>
                  <svg:desc>append.A50:append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2:append.B17</svg:desc>
                </draw:g>
              </table:table-cell>
              <table:table-cell office:value-type="float" office:value="21324511.4042055">
                <text:p>21324511.4042055</text:p>
                <draw:g>
                  <svg:desc>append.C2:append.C17</svg:desc>
                </draw:g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92203.954660995">
                <text:p>392203.954660995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4319847.97464544">
                <text:p>4319847.97464544</text:p>
                <draw:g>
                  <svg:desc>append.C18:append.C33</svg:desc>
                </draw:g>
              </table:table-cell>
              <table:table-cell office:value-type="float" office:value="32">
                <text:p>32</text:p>
                <draw:g>
                  <svg:desc>append.B50:append.B65</svg:desc>
                </draw:g>
              </table:table-cell>
              <table:table-cell office:value-type="float" office:value="2572230.403237">
                <text:p>2572230.403237</text:p>
                <draw:g>
                  <svg:desc>append.C50:append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6669471.0580484">
                <text:p>16669471.0580484</text:p>
              </table:table-cell>
              <table:table-cell office:value-type="float" office:value="64">
                <text:p>64</text:p>
              </table:table-cell>
              <table:table-cell office:value-type="float" office:value="4921377.12763169">
                <text:p>4921377.12763169</text:p>
              </table:table-cell>
              <table:table-cell office:value-type="float" office:value="64">
                <text:p>64</text:p>
              </table:table-cell>
              <table:table-cell office:value-type="float" office:value="3808378.35905315">
                <text:p>3808378.35905315</text:p>
              </table:table-cell>
              <table:table-cell office:value-type="float" office:value="64">
                <text:p>64</text:p>
              </table:table-cell>
              <table:table-cell office:value-type="float" office:value="1969565.75226758">
                <text:p>1969565.7522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4040558.5791346">
                <text:p>24040558.5791346</text:p>
              </table:table-cell>
              <table:table-cell office:value-type="float" office:value="128">
                <text:p>128</text:p>
              </table:table-cell>
              <table:table-cell office:value-type="float" office:value="3476568.75396896">
                <text:p>3476568.75396896</text:p>
              </table:table-cell>
              <table:table-cell office:value-type="float" office:value="128">
                <text:p>128</text:p>
              </table:table-cell>
              <table:table-cell office:value-type="float" office:value="3448954.3307644">
                <text:p>3448954.3307644</text:p>
              </table:table-cell>
              <table:table-cell office:value-type="float" office:value="128">
                <text:p>128</text:p>
              </table:table-cell>
              <table:table-cell office:value-type="float" office:value="1095084.33784633">
                <text:p>1095084.33784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0298010.7404886">
                <text:p>20298010.7404886</text:p>
              </table:table-cell>
              <table:table-cell office:value-type="float" office:value="256">
                <text:p>256</text:p>
              </table:table-cell>
              <table:table-cell office:value-type="float" office:value="3850907.22055411">
                <text:p>3850907.22055411</text:p>
              </table:table-cell>
              <table:table-cell office:value-type="float" office:value="256">
                <text:p>256</text:p>
              </table:table-cell>
              <table:table-cell office:value-type="float" office:value="4240693.1332352">
                <text:p>4240693.1332352</text:p>
              </table:table-cell>
              <table:table-cell office:value-type="float" office:value="256">
                <text:p>256</text:p>
              </table:table-cell>
              <table:table-cell office:value-type="float" office:value="581700.132918348">
                <text:p>581700.132918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8153026.91983">
                <text:p>18153026.91983</text:p>
              </table:table-cell>
              <table:table-cell office:value-type="float" office:value="512">
                <text:p>512</text:p>
              </table:table-cell>
              <table:table-cell office:value-type="float" office:value="3155358.75412348">
                <text:p>3155358.75412348</text:p>
              </table:table-cell>
              <table:table-cell office:value-type="float" office:value="512">
                <text:p>512</text:p>
              </table:table-cell>
              <table:table-cell office:value-type="float" office:value="3337665.00239382">
                <text:p>3337665.00239382</text:p>
              </table:table-cell>
              <table:table-cell office:value-type="float" office:value="512">
                <text:p>512</text:p>
              </table:table-cell>
              <table:table-cell office:value-type="float" office:value="477571.20008495">
                <text:p>477571.20008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0032032.9765836">
                <text:p>10032032.9765836</text:p>
              </table:table-cell>
              <table:table-cell office:value-type="float" office:value="1024">
                <text:p>1024</text:p>
              </table:table-cell>
              <table:table-cell office:value-type="float" office:value="874865.819866149">
                <text:p>874865.819866149</text:p>
              </table:table-cell>
              <table:table-cell office:value-type="float" office:value="1024">
                <text:p>1024</text:p>
              </table:table-cell>
              <table:table-cell office:value-type="float" office:value="2802278.57405366">
                <text:p>2802278.57405366</text:p>
              </table:table-cell>
              <table:table-cell office:value-type="float" office:value="1024">
                <text:p>1024</text:p>
              </table:table-cell>
              <table:table-cell office:value-type="float" office:value="134602.172841559">
                <text:p>134602.172841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2986767.1279556">
                <text:p>12986767.1279556</text:p>
              </table:table-cell>
              <table:table-cell office:value-type="float" office:value="2048">
                <text:p>2048</text:p>
              </table:table-cell>
              <table:table-cell office:value-type="float" office:value="1958556.93525011">
                <text:p>1958556.93525011</text:p>
              </table:table-cell>
              <table:table-cell office:value-type="float" office:value="2048">
                <text:p>2048</text:p>
              </table:table-cell>
              <table:table-cell office:value-type="float" office:value="1230874.28011824">
                <text:p>1230874.28011824</text:p>
              </table:table-cell>
              <table:table-cell office:value-type="float" office:value="2048">
                <text:p>2048</text:p>
              </table:table-cell>
              <table:table-cell office:value-type="float" office:value="68937.0623086407">
                <text:p>68937.0623086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10236389.9050137">
                <text:p>10236389.9050137</text:p>
              </table:table-cell>
              <table:table-cell office:value-type="float" office:value="4096">
                <text:p>4096</text:p>
              </table:table-cell>
              <table:table-cell office:value-type="float" office:value="523349.194222706">
                <text:p>523349.194222706</text:p>
              </table:table-cell>
              <table:table-cell office:value-type="float" office:value="4096">
                <text:p>4096</text:p>
              </table:table-cell>
              <table:table-cell office:value-type="float" office:value="2349558.14279703">
                <text:p>2349558.14279703</text:p>
              </table:table-cell>
              <table:table-cell office:value-type="float" office:value="4096">
                <text:p>4096</text:p>
              </table:table-cell>
              <table:table-cell office:value-type="float" office:value="32549.2861290566">
                <text:p>32549.2861290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448865.67741579">
                <text:p>4448865.67741579</text:p>
              </table:table-cell>
              <table:table-cell office:value-type="float" office:value="8192">
                <text:p>8192</text:p>
              </table:table-cell>
              <table:table-cell office:value-type="float" office:value="1834073.000634">
                <text:p>1834073.000634</text:p>
              </table:table-cell>
              <table:table-cell office:value-type="float" office:value="8192">
                <text:p>8192</text:p>
              </table:table-cell>
              <table:table-cell office:value-type="float" office:value="2350411.32198135">
                <text:p>2350411.32198135</text:p>
              </table:table-cell>
              <table:table-cell office:value-type="float" office:value="8192">
                <text:p>8192</text:p>
              </table:table-cell>
              <table:table-cell office:value-type="float" office:value="15044.2555043529">
                <text:p>15044.2555043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634252.81300568">
                <text:p>2634252.81300568</text:p>
              </table:table-cell>
              <table:table-cell office:value-type="float" office:value="16384">
                <text:p>16384</text:p>
              </table:table-cell>
              <table:table-cell office:value-type="float" office:value="879529.577323215">
                <text:p>879529.577323215</text:p>
              </table:table-cell>
              <table:table-cell office:value-type="float" office:value="16384">
                <text:p>16384</text:p>
              </table:table-cell>
              <table:table-cell office:value-type="float" office:value="1012555.69056298">
                <text:p>1012555.69056298</text:p>
              </table:table-cell>
              <table:table-cell office:value-type="float" office:value="16384">
                <text:p>16384</text:p>
              </table:table-cell>
              <table:table-cell office:value-type="float" office:value="5113.72549491463">
                <text:p>5113.72549491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1386797.686029">
                <text:p>1386797.686029</text:p>
              </table:table-cell>
              <table:table-cell office:value-type="float" office:value="32768">
                <text:p>32768</text:p>
              </table:table-cell>
              <table:table-cell office:value-type="float" office:value="852636.066505613">
                <text:p>852636.066505613</text:p>
              </table:table-cell>
              <table:table-cell office:value-type="float" office:value="32768">
                <text:p>32768</text:p>
              </table:table-cell>
              <table:table-cell office:value-type="float" office:value="897142.6008164">
                <text:p>897142.6008164</text:p>
              </table:table-cell>
              <table:table-cell office:value-type="float" office:value="32768">
                <text:p>32768</text:p>
              </table:table-cell>
              <table:table-cell office:value-type="float" office:value="2796.07062264341">
                <text:p>2796.07062264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186474.19418628">
                <text:p>1186474.19418628</text:p>
              </table:table-cell>
              <table:table-cell office:value-type="float" office:value="65536">
                <text:p>65536</text:p>
              </table:table-cell>
              <table:table-cell office:value-type="float" office:value="693687.444257259">
                <text:p>693687.444257259</text:p>
              </table:table-cell>
              <table:table-cell office:value-type="float" office:value="65536">
                <text:p>65536</text:p>
              </table:table-cell>
              <table:table-cell office:value-type="float" office:value="796733.393088338">
                <text:p>796733.393088338</text:p>
              </table:table-cell>
              <table:table-cell office:value-type="float" office:value="65536">
                <text:p>65536</text:p>
              </table:table-cell>
              <table:table-cell office:value-type="float" office:value="2668.21007796287">
                <text:p>2668.21007796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1130198.91500904">
                <text:p>1130198.91500904</text:p>
              </table:table-cell>
              <table:table-cell office:value-type="float" office:value="131072">
                <text:p>131072</text:p>
              </table:table-cell>
              <table:table-cell office:value-type="float" office:value="692201.199815413">
                <text:p>692201.199815413</text:p>
              </table:table-cell>
              <table:table-cell office:value-type="float" office:value="131072">
                <text:p>131072</text:p>
              </table:table-cell>
              <table:table-cell office:value-type="float" office:value="758006.443054766">
                <text:p>758006.443054766</text:p>
              </table:table-cell>
              <table:table-cell office:value-type="float" office:value="131072">
                <text:p>131072</text:p>
              </table:table-cell>
              <table:table-cell office:value-type="float" office:value="1096.36860789692">
                <text:p>1096.36860789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652528.54812398">
                <text:p>652528.54812398</text:p>
              </table:table-cell>
              <table:table-cell office:value-type="float" office:value="262144">
                <text:p>262144</text:p>
              </table:table-cell>
              <table:table-cell office:value-type="float" office:value="696864.111498258">
                <text:p>696864.111498258</text:p>
              </table:table-cell>
              <table:table-cell office:value-type="float" office:value="262144">
                <text:p>262144</text:p>
              </table:table-cell>
              <table:table-cell office:value-type="float" office:value="726480.203414457">
                <text:p>726480.203414457</text:p>
              </table:table-cell>
              <table:table-cell office:value-type="float" office:value="262144">
                <text:p>262144</text:p>
              </table:table-cell>
              <table:table-cell office:value-type="float" office:value="322.542408279019">
                <text:p>322.542408279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1243781.09452736">
                <text:p>1243781.09452736</text:p>
              </table:table-cell>
              <table:table-cell office:value-type="float" office:value="524288">
                <text:p>524288</text:p>
              </table:table-cell>
              <table:table-cell office:value-type="float" office:value="514933.058702369">
                <text:p>514933.058702369</text:p>
              </table:table-cell>
              <table:table-cell office:value-type="float" office:value="524288">
                <text:p>524288</text:p>
              </table:table-cell>
              <table:table-cell office:value-type="float" office:value="839630.562552477">
                <text:p>839630.562552477</text:p>
              </table:table-cell>
              <table:table-cell office:value-type="float" office:value="524288">
                <text:p>524288</text:p>
              </table:table-cell>
              <table:table-cell office:value-type="float" office:value="436.682176161957">
                <text:p>436.682176161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1191895.11323004">
                <text:p>1191895.11323004</text:p>
              </table:table-cell>
              <table:table-cell office:value-type="float" office:value="1048576">
                <text:p>1048576</text:p>
              </table:table-cell>
              <table:table-cell office:value-type="float" office:value="462534.690101758">
                <text:p>462534.690101758</text:p>
              </table:table-cell>
              <table:table-cell office:value-type="float" office:value="1048576">
                <text:p>1048576</text:p>
              </table:table-cell>
              <table:table-cell office:value-type="float" office:value="730460.189919649">
                <text:p>730460.189919649</text:p>
              </table:table-cell>
              <table:table-cell office:value-type="float" office:value="1048576">
                <text:p>1048576</text:p>
              </table:table-cell>
              <table:table-cell office:value-type="float" office:value="195.643297661691">
                <text:p>195.643297661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32" chart:maximum="1048576" chart:origin="0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952cm" style:legend-expansion="high" chart:style-name="ch3"/>
        <chart:plot-area chart:style-name="ch4" table:cell-range-address="append.B34:append.C49 append.A34:append.A34 append.A18:append.A18 append.C18:append.C33" chart:data-source-has-labels="row" svg:x="1.331cm" svg:y="1.275cm" svg:width="8.375cm" svg:height="6.564cm">
          <chart:coordinate-region svg:x="3.064cm" svg:y="1.474cm" svg:width="6.642cm" svg:height="5.718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1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92203.954660995">
                <text:p>392203.954660995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4319847.97464544">
                <text:p>4319847.97464544</text:p>
                <draw:g>
                  <svg:desc>append.C18:append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4921377.12763169">
                <text:p>4921377.12763169</text:p>
              </table:table-cell>
              <table:table-cell office:value-type="float" office:value="64">
                <text:p>64</text:p>
              </table:table-cell>
              <table:table-cell office:value-type="float" office:value="3808378.35905315">
                <text:p>3808378.35905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3476568.75396896">
                <text:p>3476568.75396896</text:p>
              </table:table-cell>
              <table:table-cell office:value-type="float" office:value="128">
                <text:p>128</text:p>
              </table:table-cell>
              <table:table-cell office:value-type="float" office:value="3448954.3307644">
                <text:p>3448954.3307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3850907.22055411">
                <text:p>3850907.22055411</text:p>
              </table:table-cell>
              <table:table-cell office:value-type="float" office:value="256">
                <text:p>256</text:p>
              </table:table-cell>
              <table:table-cell office:value-type="float" office:value="4240693.1332352">
                <text:p>4240693.1332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3155358.75412348">
                <text:p>3155358.75412348</text:p>
              </table:table-cell>
              <table:table-cell office:value-type="float" office:value="512">
                <text:p>512</text:p>
              </table:table-cell>
              <table:table-cell office:value-type="float" office:value="3337665.00239382">
                <text:p>3337665.00239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874865.819866149">
                <text:p>874865.819866149</text:p>
              </table:table-cell>
              <table:table-cell office:value-type="float" office:value="1024">
                <text:p>1024</text:p>
              </table:table-cell>
              <table:table-cell office:value-type="float" office:value="2802278.57405366">
                <text:p>2802278.57405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958556.93525011">
                <text:p>1958556.93525011</text:p>
              </table:table-cell>
              <table:table-cell office:value-type="float" office:value="2048">
                <text:p>2048</text:p>
              </table:table-cell>
              <table:table-cell office:value-type="float" office:value="1230874.28011824">
                <text:p>1230874.280118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23349.194222706">
                <text:p>523349.194222706</text:p>
              </table:table-cell>
              <table:table-cell office:value-type="float" office:value="4096">
                <text:p>4096</text:p>
              </table:table-cell>
              <table:table-cell office:value-type="float" office:value="2349558.14279703">
                <text:p>2349558.14279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1834073.000634">
                <text:p>1834073.000634</text:p>
              </table:table-cell>
              <table:table-cell office:value-type="float" office:value="8192">
                <text:p>8192</text:p>
              </table:table-cell>
              <table:table-cell office:value-type="float" office:value="2350411.32198135">
                <text:p>2350411.32198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879529.577323215">
                <text:p>879529.577323215</text:p>
              </table:table-cell>
              <table:table-cell office:value-type="float" office:value="16384">
                <text:p>16384</text:p>
              </table:table-cell>
              <table:table-cell office:value-type="float" office:value="1012555.69056298">
                <text:p>1012555.690562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852636.066505613">
                <text:p>852636.066505613</text:p>
              </table:table-cell>
              <table:table-cell office:value-type="float" office:value="32768">
                <text:p>32768</text:p>
              </table:table-cell>
              <table:table-cell office:value-type="float" office:value="897142.6008164">
                <text:p>897142.60081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693687.444257259">
                <text:p>693687.444257259</text:p>
              </table:table-cell>
              <table:table-cell office:value-type="float" office:value="65536">
                <text:p>65536</text:p>
              </table:table-cell>
              <table:table-cell office:value-type="float" office:value="796733.393088338">
                <text:p>796733.393088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692201.199815413">
                <text:p>692201.199815413</text:p>
              </table:table-cell>
              <table:table-cell office:value-type="float" office:value="131072">
                <text:p>131072</text:p>
              </table:table-cell>
              <table:table-cell office:value-type="float" office:value="758006.443054766">
                <text:p>758006.4430547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696864.111498258">
                <text:p>696864.111498258</text:p>
              </table:table-cell>
              <table:table-cell office:value-type="float" office:value="262144">
                <text:p>262144</text:p>
              </table:table-cell>
              <table:table-cell office:value-type="float" office:value="726480.203414457">
                <text:p>726480.203414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514933.058702369">
                <text:p>514933.058702369</text:p>
              </table:table-cell>
              <table:table-cell office:value-type="float" office:value="524288">
                <text:p>524288</text:p>
              </table:table-cell>
              <table:table-cell office:value-type="float" office:value="839630.562552477">
                <text:p>839630.562552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462534.690101758">
                <text:p>462534.690101758</text:p>
              </table:table-cell>
              <table:table-cell office:value-type="float" office:value="1048576">
                <text:p>1048576</text:p>
              </table:table-cell>
              <table:table-cell office:value-type="float" office:value="730460.189919649">
                <text:p>730460.189919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Appending a single element to a collection</text:p>
        </chart:title>
        <chart:legend chart:legend-position="end" svg:x="10.026cm" svg:y="3.454cm" style:legend-expansion="high" chart:style-name="ch3"/>
        <chart:plot-area chart:style-name="ch4" table:cell-range-address="append.B2:append.C17 append.A2:append.A2 append.A34:append.A34 append.C18:append.C65 append.A18:append.A18 append.A50:append.A50" chart:data-source-has-labels="row" svg:x="1.331cm" svg:y="1.275cm" svg:width="8.375cm" svg:height="6.564cm">
          <chart:coordinate-region svg:x="3.064cm" svg:y="1.475cm" svg:width="5.992cm" svg:height="5.717cm"/>
          <chart:axis chart:dimension="x" chart:name="primary-x" chart:style-name="ch5">
            <chart:title svg:x="4.402cm" svg:y="8.019cm" chart:style-name="ch6">
              <text:p>Collection size</text:p>
            </chart:title>
            <chart:grid chart:style-name="ch7" chart:class="major"/>
          </chart:axis>
          <chart:axis chart:dimension="y" chart:name="primary-y" chart:style-name="ch8">
            <chart:title svg:x="0.451cm" svg:y="5.831cm" chart:style-name="ch9">
              <text:p>Calls per second</text:p>
            </chart:title>
            <chart:grid chart:style-name="ch7" chart:class="major"/>
          </chart:axis>
          <chart:series chart:style-name="ch10" chart:values-cell-range-address="append.C2:append.C17" chart:label-cell-address="append.A2:append.A2" chart:class="chart:scatter">
            <chart:domain table:cell-range-address="append.B2:append.B17"/>
            <chart:data-point chart:repeated="16"/>
          </chart:series>
          <chart:series chart:style-name="ch11" chart:values-cell-range-address="append.C34:append.C49" chart:label-cell-address="append.A34:append.A34" chart:class="chart:scatter">
            <chart:domain table:cell-range-address="append.B34:append.B49"/>
            <chart:data-point chart:repeated="16"/>
          </chart:series>
          <chart:series chart:style-name="ch12" chart:values-cell-range-address="append.C18:append.C33" chart:label-cell-address="append.A18:append.A18" chart:class="chart:scatter">
            <chart:domain table:cell-range-address="append.B18:append.B33"/>
            <chart:data-point chart:repeated="16"/>
          </chart:series>
          <chart:series chart:style-name="ch13" chart:values-cell-range-address="append.C50:append.C65" chart:label-cell-address="append.A50:append.A50" chart:class="chart:scatter">
            <chart:domain table:cell-range-address="append.B50:append.B65"/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[val | list] (list, backwards)</text:p>
                <draw:g>
                  <svg:desc>append.A2:append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MapArray)</text:p>
                <draw:g>
                  <svg:desc>append.A34:append.A3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rrays.append/2 (ErlangArray)</text:p>
                <draw:g>
                  <svg:desc>append.A18:append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st ++ [val] (list)</text:p>
                <draw:g>
                  <svg:desc>append.A50:append.A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ppend.B2:append.B17</svg:desc>
                </draw:g>
              </table:table-cell>
              <table:table-cell office:value-type="float" office:value="21324511.4042055">
                <text:p>21324511.4042055</text:p>
                <draw:g>
                  <svg:desc>append.C2:append.C17</svg:desc>
                </draw:g>
              </table:table-cell>
              <table:table-cell office:value-type="float" office:value="32">
                <text:p>32</text:p>
                <draw:g>
                  <svg:desc>append.B34:append.B49</svg:desc>
                </draw:g>
              </table:table-cell>
              <table:table-cell office:value-type="float" office:value="392203.954660995">
                <text:p>392203.954660995</text:p>
                <draw:g>
                  <svg:desc>append.C34:append.C49</svg:desc>
                </draw:g>
              </table:table-cell>
              <table:table-cell office:value-type="float" office:value="32">
                <text:p>32</text:p>
                <draw:g>
                  <svg:desc>append.B18:append.B33</svg:desc>
                </draw:g>
              </table:table-cell>
              <table:table-cell office:value-type="float" office:value="4319847.97464544">
                <text:p>4319847.97464544</text:p>
                <draw:g>
                  <svg:desc>append.C18:append.C33</svg:desc>
                </draw:g>
              </table:table-cell>
              <table:table-cell office:value-type="float" office:value="32">
                <text:p>32</text:p>
                <draw:g>
                  <svg:desc>append.B50:append.B65</svg:desc>
                </draw:g>
              </table:table-cell>
              <table:table-cell office:value-type="float" office:value="2572230.403237">
                <text:p>2572230.403237</text:p>
                <draw:g>
                  <svg:desc>append.C50:append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16669471.0580484">
                <text:p>16669471.0580484</text:p>
              </table:table-cell>
              <table:table-cell office:value-type="float" office:value="64">
                <text:p>64</text:p>
              </table:table-cell>
              <table:table-cell office:value-type="float" office:value="4921377.12763169">
                <text:p>4921377.12763169</text:p>
              </table:table-cell>
              <table:table-cell office:value-type="float" office:value="64">
                <text:p>64</text:p>
              </table:table-cell>
              <table:table-cell office:value-type="float" office:value="3808378.35905315">
                <text:p>3808378.35905315</text:p>
              </table:table-cell>
              <table:table-cell office:value-type="float" office:value="64">
                <text:p>64</text:p>
              </table:table-cell>
              <table:table-cell office:value-type="float" office:value="1969565.75226758">
                <text:p>1969565.75226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24040558.5791346">
                <text:p>24040558.5791346</text:p>
              </table:table-cell>
              <table:table-cell office:value-type="float" office:value="128">
                <text:p>128</text:p>
              </table:table-cell>
              <table:table-cell office:value-type="float" office:value="3476568.75396896">
                <text:p>3476568.75396896</text:p>
              </table:table-cell>
              <table:table-cell office:value-type="float" office:value="128">
                <text:p>128</text:p>
              </table:table-cell>
              <table:table-cell office:value-type="float" office:value="3448954.3307644">
                <text:p>3448954.3307644</text:p>
              </table:table-cell>
              <table:table-cell office:value-type="float" office:value="128">
                <text:p>128</text:p>
              </table:table-cell>
              <table:table-cell office:value-type="float" office:value="1095084.33784633">
                <text:p>1095084.33784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0298010.7404886">
                <text:p>20298010.7404886</text:p>
              </table:table-cell>
              <table:table-cell office:value-type="float" office:value="256">
                <text:p>256</text:p>
              </table:table-cell>
              <table:table-cell office:value-type="float" office:value="3850907.22055411">
                <text:p>3850907.22055411</text:p>
              </table:table-cell>
              <table:table-cell office:value-type="float" office:value="256">
                <text:p>256</text:p>
              </table:table-cell>
              <table:table-cell office:value-type="float" office:value="4240693.1332352">
                <text:p>4240693.1332352</text:p>
              </table:table-cell>
              <table:table-cell office:value-type="float" office:value="256">
                <text:p>256</text:p>
              </table:table-cell>
              <table:table-cell office:value-type="float" office:value="581700.132918348">
                <text:p>581700.132918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8153026.91983">
                <text:p>18153026.91983</text:p>
              </table:table-cell>
              <table:table-cell office:value-type="float" office:value="512">
                <text:p>512</text:p>
              </table:table-cell>
              <table:table-cell office:value-type="float" office:value="3155358.75412348">
                <text:p>3155358.75412348</text:p>
              </table:table-cell>
              <table:table-cell office:value-type="float" office:value="512">
                <text:p>512</text:p>
              </table:table-cell>
              <table:table-cell office:value-type="float" office:value="3337665.00239382">
                <text:p>3337665.00239382</text:p>
              </table:table-cell>
              <table:table-cell office:value-type="float" office:value="512">
                <text:p>512</text:p>
              </table:table-cell>
              <table:table-cell office:value-type="float" office:value="477571.20008495">
                <text:p>477571.20008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0032032.9765836">
                <text:p>10032032.9765836</text:p>
              </table:table-cell>
              <table:table-cell office:value-type="float" office:value="1024">
                <text:p>1024</text:p>
              </table:table-cell>
              <table:table-cell office:value-type="float" office:value="874865.819866149">
                <text:p>874865.819866149</text:p>
              </table:table-cell>
              <table:table-cell office:value-type="float" office:value="1024">
                <text:p>1024</text:p>
              </table:table-cell>
              <table:table-cell office:value-type="float" office:value="2802278.57405366">
                <text:p>2802278.57405366</text:p>
              </table:table-cell>
              <table:table-cell office:value-type="float" office:value="1024">
                <text:p>1024</text:p>
              </table:table-cell>
              <table:table-cell office:value-type="float" office:value="134602.172841559">
                <text:p>134602.1728415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2986767.1279556">
                <text:p>12986767.1279556</text:p>
              </table:table-cell>
              <table:table-cell office:value-type="float" office:value="2048">
                <text:p>2048</text:p>
              </table:table-cell>
              <table:table-cell office:value-type="float" office:value="1958556.93525011">
                <text:p>1958556.93525011</text:p>
              </table:table-cell>
              <table:table-cell office:value-type="float" office:value="2048">
                <text:p>2048</text:p>
              </table:table-cell>
              <table:table-cell office:value-type="float" office:value="1230874.28011824">
                <text:p>1230874.28011824</text:p>
              </table:table-cell>
              <table:table-cell office:value-type="float" office:value="2048">
                <text:p>2048</text:p>
              </table:table-cell>
              <table:table-cell office:value-type="float" office:value="68937.0623086407">
                <text:p>68937.0623086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10236389.9050137">
                <text:p>10236389.9050137</text:p>
              </table:table-cell>
              <table:table-cell office:value-type="float" office:value="4096">
                <text:p>4096</text:p>
              </table:table-cell>
              <table:table-cell office:value-type="float" office:value="523349.194222706">
                <text:p>523349.194222706</text:p>
              </table:table-cell>
              <table:table-cell office:value-type="float" office:value="4096">
                <text:p>4096</text:p>
              </table:table-cell>
              <table:table-cell office:value-type="float" office:value="2349558.14279703">
                <text:p>2349558.14279703</text:p>
              </table:table-cell>
              <table:table-cell office:value-type="float" office:value="4096">
                <text:p>4096</text:p>
              </table:table-cell>
              <table:table-cell office:value-type="float" office:value="32549.2861290566">
                <text:p>32549.2861290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92">
                <text:p>8192</text:p>
              </table:table-cell>
              <table:table-cell office:value-type="float" office:value="4448865.67741579">
                <text:p>4448865.67741579</text:p>
              </table:table-cell>
              <table:table-cell office:value-type="float" office:value="8192">
                <text:p>8192</text:p>
              </table:table-cell>
              <table:table-cell office:value-type="float" office:value="1834073.000634">
                <text:p>1834073.000634</text:p>
              </table:table-cell>
              <table:table-cell office:value-type="float" office:value="8192">
                <text:p>8192</text:p>
              </table:table-cell>
              <table:table-cell office:value-type="float" office:value="2350411.32198135">
                <text:p>2350411.32198135</text:p>
              </table:table-cell>
              <table:table-cell office:value-type="float" office:value="8192">
                <text:p>8192</text:p>
              </table:table-cell>
              <table:table-cell office:value-type="float" office:value="15044.2555043529">
                <text:p>15044.2555043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4">
                <text:p>16384</text:p>
              </table:table-cell>
              <table:table-cell office:value-type="float" office:value="2634252.81300568">
                <text:p>2634252.81300568</text:p>
              </table:table-cell>
              <table:table-cell office:value-type="float" office:value="16384">
                <text:p>16384</text:p>
              </table:table-cell>
              <table:table-cell office:value-type="float" office:value="879529.577323215">
                <text:p>879529.577323215</text:p>
              </table:table-cell>
              <table:table-cell office:value-type="float" office:value="16384">
                <text:p>16384</text:p>
              </table:table-cell>
              <table:table-cell office:value-type="float" office:value="1012555.69056298">
                <text:p>1012555.69056298</text:p>
              </table:table-cell>
              <table:table-cell office:value-type="float" office:value="16384">
                <text:p>16384</text:p>
              </table:table-cell>
              <table:table-cell office:value-type="float" office:value="5113.72549491463">
                <text:p>5113.72549491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768">
                <text:p>32768</text:p>
              </table:table-cell>
              <table:table-cell office:value-type="float" office:value="1386797.686029">
                <text:p>1386797.686029</text:p>
              </table:table-cell>
              <table:table-cell office:value-type="float" office:value="32768">
                <text:p>32768</text:p>
              </table:table-cell>
              <table:table-cell office:value-type="float" office:value="852636.066505613">
                <text:p>852636.066505613</text:p>
              </table:table-cell>
              <table:table-cell office:value-type="float" office:value="32768">
                <text:p>32768</text:p>
              </table:table-cell>
              <table:table-cell office:value-type="float" office:value="897142.6008164">
                <text:p>897142.6008164</text:p>
              </table:table-cell>
              <table:table-cell office:value-type="float" office:value="32768">
                <text:p>32768</text:p>
              </table:table-cell>
              <table:table-cell office:value-type="float" office:value="2796.07062264341">
                <text:p>2796.07062264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536">
                <text:p>65536</text:p>
              </table:table-cell>
              <table:table-cell office:value-type="float" office:value="1186474.19418628">
                <text:p>1186474.19418628</text:p>
              </table:table-cell>
              <table:table-cell office:value-type="float" office:value="65536">
                <text:p>65536</text:p>
              </table:table-cell>
              <table:table-cell office:value-type="float" office:value="693687.444257259">
                <text:p>693687.444257259</text:p>
              </table:table-cell>
              <table:table-cell office:value-type="float" office:value="65536">
                <text:p>65536</text:p>
              </table:table-cell>
              <table:table-cell office:value-type="float" office:value="796733.393088338">
                <text:p>796733.393088338</text:p>
              </table:table-cell>
              <table:table-cell office:value-type="float" office:value="65536">
                <text:p>65536</text:p>
              </table:table-cell>
              <table:table-cell office:value-type="float" office:value="2668.21007796287">
                <text:p>2668.21007796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072">
                <text:p>131072</text:p>
              </table:table-cell>
              <table:table-cell office:value-type="float" office:value="1130198.91500904">
                <text:p>1130198.91500904</text:p>
              </table:table-cell>
              <table:table-cell office:value-type="float" office:value="131072">
                <text:p>131072</text:p>
              </table:table-cell>
              <table:table-cell office:value-type="float" office:value="692201.199815413">
                <text:p>692201.199815413</text:p>
              </table:table-cell>
              <table:table-cell office:value-type="float" office:value="131072">
                <text:p>131072</text:p>
              </table:table-cell>
              <table:table-cell office:value-type="float" office:value="758006.443054766">
                <text:p>758006.443054766</text:p>
              </table:table-cell>
              <table:table-cell office:value-type="float" office:value="131072">
                <text:p>131072</text:p>
              </table:table-cell>
              <table:table-cell office:value-type="float" office:value="1096.36860789692">
                <text:p>1096.36860789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144">
                <text:p>262144</text:p>
              </table:table-cell>
              <table:table-cell office:value-type="float" office:value="652528.54812398">
                <text:p>652528.54812398</text:p>
              </table:table-cell>
              <table:table-cell office:value-type="float" office:value="262144">
                <text:p>262144</text:p>
              </table:table-cell>
              <table:table-cell office:value-type="float" office:value="696864.111498258">
                <text:p>696864.111498258</text:p>
              </table:table-cell>
              <table:table-cell office:value-type="float" office:value="262144">
                <text:p>262144</text:p>
              </table:table-cell>
              <table:table-cell office:value-type="float" office:value="726480.203414457">
                <text:p>726480.203414457</text:p>
              </table:table-cell>
              <table:table-cell office:value-type="float" office:value="262144">
                <text:p>262144</text:p>
              </table:table-cell>
              <table:table-cell office:value-type="float" office:value="322.542408279019">
                <text:p>322.542408279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288">
                <text:p>524288</text:p>
              </table:table-cell>
              <table:table-cell office:value-type="float" office:value="1243781.09452736">
                <text:p>1243781.09452736</text:p>
              </table:table-cell>
              <table:table-cell office:value-type="float" office:value="524288">
                <text:p>524288</text:p>
              </table:table-cell>
              <table:table-cell office:value-type="float" office:value="514933.058702369">
                <text:p>514933.058702369</text:p>
              </table:table-cell>
              <table:table-cell office:value-type="float" office:value="524288">
                <text:p>524288</text:p>
              </table:table-cell>
              <table:table-cell office:value-type="float" office:value="839630.562552477">
                <text:p>839630.562552477</text:p>
              </table:table-cell>
              <table:table-cell office:value-type="float" office:value="524288">
                <text:p>524288</text:p>
              </table:table-cell>
              <table:table-cell office:value-type="float" office:value="436.682176161957">
                <text:p>436.682176161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8576">
                <text:p>1048576</text:p>
              </table:table-cell>
              <table:table-cell office:value-type="float" office:value="1191895.11323004">
                <text:p>1191895.11323004</text:p>
              </table:table-cell>
              <table:table-cell office:value-type="float" office:value="1048576">
                <text:p>1048576</text:p>
              </table:table-cell>
              <table:table-cell office:value-type="float" office:value="462534.690101758">
                <text:p>462534.690101758</text:p>
              </table:table-cell>
              <table:table-cell office:value-type="float" office:value="1048576">
                <text:p>1048576</text:p>
              </table:table-cell>
              <table:table-cell office:value-type="float" office:value="730460.189919649">
                <text:p>730460.189919649</text:p>
              </table:table-cell>
              <table:table-cell office:value-type="float" office:value="1048576">
                <text:p>1048576</text:p>
              </table:table-cell>
              <table:table-cell office:value-type="float" office:value="195.643297661691">
                <text:p>195.6432976616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0.4$Linux_X86_64 LibreOffice_project/20$Build-4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